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officeooo:rsid="000d2d21" officeooo:paragraph-rsid="000d2d21"/>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0d2d21" officeooo:paragraph-rsid="000d2d21"/>
    </style:style>
    <style:style style:name="P5" style:family="paragraph" style:parent-style-name="Text_20_body">
      <style:text-properties fo:language="en" fo:country="US" officeooo:paragraph-rsid="00121eab"/>
    </style:style>
    <style:style style:name="P6" style:family="paragraph" style:parent-style-name="Title">
      <style:text-properties fo:language="en" fo:country="US"/>
    </style:style>
    <style:style style:name="P7" style:family="paragraph" style:parent-style-name="Heading_20_3">
      <style:text-properties fo:language="en" fo:country="US" officeooo:rsid="000d2d21" officeooo:paragraph-rsid="000d2d21"/>
    </style:style>
    <style:style style:name="P8" style:family="paragraph" style:parent-style-name="Standard" style:list-style-name="L1">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9" style:family="paragraph" style:parent-style-name="Standard" style:list-style-name="L2">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0" style:family="paragraph" style:parent-style-name="Standard" style:list-style-name="L3">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1" style:family="paragraph" style:parent-style-name="Standard" style:list-style-name="L4">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2" style:family="paragraph" style:parent-style-name="Standard" style:list-style-name="L5">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3" style:family="paragraph" style:parent-style-name="Standard" style:list-style-name="L6">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4" style:family="paragraph" style:parent-style-name="Standard" style:list-style-name="L7">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5" style:family="paragraph" style:parent-style-name="Standard" style:list-style-name="L8">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6" style:family="paragraph" style:parent-style-name="Standard" style:list-style-name="L9">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7" style:family="paragraph" style:parent-style-name="Standard" style:list-style-name="L10">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8" style:family="paragraph" style:parent-style-name="Standard" style:list-style-name="L11">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19" style:family="paragraph" style:parent-style-name="Standard" style:list-style-name="L12">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0" style:family="paragraph" style:parent-style-name="Standard" style:list-style-name="L13">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1" style:family="paragraph" style:parent-style-name="Standard" style:list-style-name="L14">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2" style:family="paragraph" style:parent-style-name="Standard" style:list-style-name="L15">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3" style:family="paragraph" style:parent-style-name="Standard" style:list-style-name="L16">
      <style:paragraph-properties fo:margin-left="0.635cm" fo:margin-right="0cm" fo:margin-top="0.3cm" fo:margin-bottom="0.3cm" style:contextual-spacing="false" fo:line-height="115%" fo:text-align="start" style:justify-single-word="false" fo:orphans="2" fo:widows="2" fo:text-indent="0cm" style:auto-text-indent="false"/>
      <style:text-properties fo:font-size="11pt" fo:language="en" fo:country="US" fo:font-weight="normal"/>
    </style:style>
    <style:style style:name="P24" style:family="paragraph" style:parent-style-name="Text_20_body">
      <style:text-properties fo:language="en" fo:country="US"/>
    </style:style>
    <style:style style:name="P25" style:family="paragraph" style:parent-style-name="Text_20_body">
      <style:text-properties officeooo:rsid="0012f9ba" officeooo:paragraph-rsid="0012f9ba"/>
    </style:style>
    <style:style style:name="P26" style:family="paragraph" style:parent-style-name="Contents_20_1">
      <style:paragraph-properties>
        <style:tab-stops>
          <style:tab-stop style:position="16.51cm" style:type="right" style:leader-style="dotted" style:leader-text="."/>
        </style:tab-stops>
      </style:paragraph-properties>
    </style:style>
    <style:style style:name="P27" style:family="paragraph" style:parent-style-name="Heading_20_1">
      <style:paragraph-properties fo:break-before="page"/>
      <style:text-properties fo:language="en" fo:country="US"/>
    </style:style>
    <style:style style:name="P28" style:family="paragraph" style:parent-style-name="Heading_20_2">
      <style:text-properties fo:language="en" fo:country="US"/>
    </style:style>
    <style:style style:name="P29" style:family="paragraph" style:parent-style-name="Contents_20_2">
      <style:paragraph-properties>
        <style:tab-stops>
          <style:tab-stop style:position="16.011cm" style:type="right" style:leader-style="dotted" style:leader-text="."/>
        </style:tab-stops>
      </style:paragraph-properties>
    </style:style>
    <style:style style:name="P30" style:family="paragraph" style:parent-style-name="Heading_20_3">
      <style:text-properties fo:language="en" fo:country="US"/>
    </style:style>
    <style:style style:name="P31" style:family="paragraph" style:parent-style-name="Contents_20_3">
      <style:paragraph-properties>
        <style:tab-stops>
          <style:tab-stop style:position="15.512cm" style:type="right" style:leader-style="dotted" style:leader-text="."/>
        </style:tab-stops>
      </style:paragraph-properties>
    </style:style>
    <style:style style:name="T1" style:family="text">
      <style:text-properties fo:font-size="24pt" fo:font-weight="bold"/>
    </style:style>
    <style:style style:name="T2" style:family="text">
      <style:text-properties officeooo:rsid="000d2d21"/>
    </style:style>
    <style:style style:name="T3" style:family="text">
      <style:text-properties officeooo:rsid="000f2ed8"/>
    </style:style>
    <style:style style:name="T4" style:family="text">
      <style:text-properties officeooo:rsid="0010df5d"/>
    </style:style>
    <style:style style:name="T5" style:family="text">
      <style:text-properties officeooo:rsid="00121eab"/>
    </style:style>
    <style:style style:name="T6" style:family="text">
      <style:text-properties officeooo:rsid="0012f9ba"/>
    </style:style>
    <style:style style:name="T7" style:family="text">
      <style:text-properties officeooo:rsid="00138c02"/>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6"><text:bookmark-start text:name="h.6eesz6ohwhkr"/><text:span text:style-name="T1">SASL</text:span><text:bookmark-end text:name="h.6eesz6ohwhkr"/><text:span text:style-name="T1"> Reference Manual</text:span></text:p>
        <text:p text:style-name="P3"/>
        <text:p text:style-name="P1"/>
        <text:table-of-content text:style-name="Sect1" text:protected="true" text:name="Table of Contents 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 1_Head">
              <text:p text:style-name="Contents_20_Heading">Table of Contents</text:p>
            </text:index-title>
            <text:p text:style-name="P26">Components Reference<text:tab/>6</text:p>
            <text:p text:style-name="P29">Common Properties<text:tab/>6</text:p>
            <text:p text:style-name="P31">size<text:tab/>6</text:p>
            <text:p text:style-name="P31">position<text:tab/>6</text:p>
            <text:p text:style-name="P31">name<text:tab/>6</text:p>
            <text:p text:style-name="P31">visible<text:tab/>7</text:p>
            <text:p text:style-name="P31">movable<text:tab/>7</text:p>
            <text:p text:style-name="P31">resizeble<text:tab/>7</text:p>
            <text:p text:style-name="P31">resizeProportional<text:tab/>7</text:p>
            <text:p text:style-name="P31">focused<text:tab/>7</text:p>
            <text:p text:style-name="P31">savePosition<text:tab/>8</text:p>
            <text:p text:style-name="P31">noBackground<text:tab/>8</text:p>
            <text:p text:style-name="P31">noClose<text:tab/>8</text:p>
            <text:p text:style-name="P31">noResize<text:tab/>8</text:p>
            <text:p text:style-name="P29">Components Callbacks<text:tab/>8</text:p>
            <text:p text:style-name="P31">onMouseClick(component, x, y, button, parentX, parentY)<text:tab/>9</text:p>
            <text:p text:style-name="P31">onMouseDown(component, x, y, button, parentX, parentY)<text:tab/>9</text:p>
            <text:p text:style-name="P31">onMouseUp(component, x, y, button, parentX, parentY)<text:tab/>9</text:p>
            <text:p text:style-name="P31">onMouseMove(component, x, y, button, parentX, parentY)<text:tab/>9</text:p>
            <text:p text:style-name="P31">onKeyDown(component, char, key)<text:tab/>9</text:p>
            <text:p text:style-name="P31">onKeyUp(component, char, key)<text:tab/>10</text:p>
            <text:p text:style-name="P31">draw(component)<text:tab/>10</text:p>
            <text:p text:style-name="P31">update(component)<text:tab/>10</text:p>
            <text:p text:style-name="P31">onAvionicsDone()<text:tab/>10</text:p>
            <text:p text:style-name="P29">Default Components<text:tab/>11</text:p>
            <text:p text:style-name="P31">button<text:tab/>11</text:p>
            <text:p text:style-name="P31">сlickable<text:tab/>11</text:p>
            <text:p text:style-name="P31">digitstape<text:tab/>11</text:p>
            <text:p text:style-name="P31">frame<text:tab/>12</text:p>
            <text:p text:style-name="P31">freeTexture<text:tab/>12</text:p>
            <text:p text:style-name="P31">lamp<text:tab/>13</text:p>
            <text:p text:style-name="P31">needle<text:tab/>13</text:p>
            <text:p text:style-name="P31">rectangle<text:tab/>13</text:p>
            <text:p text:style-name="P31"><text:soft-page-break/>rotary<text:tab/>13</text:p>
            <text:p text:style-name="P31">rotatedTape<text:tab/>14</text:p>
            <text:p text:style-name="P31">switch<text:tab/>14</text:p>
            <text:p text:style-name="P31">tape<text:tab/>15</text:p>
            <text:p text:style-name="P31">textureLit<text:tab/>15</text:p>
            <text:p text:style-name="P31">texture<text:tab/>15</text:p>
            <text:p text:style-name="P31">togglePanelButton<text:tab/>16</text:p>
            <text:p text:style-name="P26">Functions Reference<text:tab/>17</text:p>
            <text:p text:style-name="P29">Properties<text:tab/>17</text:p>
            <text:p text:style-name="P31">defineProperty(name, default)<text:tab/>17</text:p>
            <text:p text:style-name="P31">globalPropertyd(name, default)<text:tab/>17</text:p>
            <text:p text:style-name="P31">createGlobalPropertyd(name, default)<text:tab/>17</text:p>
            <text:p text:style-name="P31">createFuncPropertyd(name, getter, setter)<text:tab/>17</text:p>
            <text:p text:style-name="P31">globalPropertyf(name, default)<text:tab/>18</text:p>
            <text:p text:style-name="P31">createGlobalPropertyf(name, default)<text:tab/>18</text:p>
            <text:p text:style-name="P31">createFuncPropertyf(name, getter, setter)<text:tab/>18</text:p>
            <text:p text:style-name="P31">globalPropertyi(name, default)<text:tab/>18</text:p>
            <text:p text:style-name="P31">createGlobalPropertyi(name, default)<text:tab/>18</text:p>
            <text:p text:style-name="P31">createFuncPropertyi(name, getter, setter)<text:tab/>18</text:p>
            <text:p text:style-name="P31">globalPropertys(name, default)<text:tab/>18</text:p>
            <text:p text:style-name="P31">createGlobalPropertys(name, maxLength, default)<text:tab/>19</text:p>
            <text:p text:style-name="P31">createFuncPropertys(name, getter, setter, maxLength)<text:tab/>19</text:p>
            <text:p text:style-name="P31">get(property)<text:tab/>19</text:p>
            <text:p text:style-name="P31">set(property, value)<text:tab/>19</text:p>
            <text:p text:style-name="P29">Commands API<text:tab/>19</text:p>
            <text:p text:style-name="P31">findCommand(name)<text:tab/>19</text:p>
            <text:p text:style-name="P31">commandBegin(commandId)<text:tab/>20</text:p>
            <text:p text:style-name="P31">commandEnd(commandId)<text:tab/>20</text:p>
            <text:p text:style-name="P31">commandOnce(commandId)<text:tab/>20</text:p>
            <text:p text:style-name="P31">createCommand(name, description)<text:tab/>20</text:p>
            <text:p text:style-name="P31">registerCommandHandler(commandId, before, callback)<text:tab/>20</text:p>
            <text:p text:style-name="P31">unregisterCommandHandler(commandId, before)<text:tab/>20</text:p>
            <text:p text:style-name="P29">Components<text:tab/>21</text:p>
            <text:p text:style-name="P31">subpanel(table)<text:tab/>21</text:p>
            <text:p text:style-name="P31">updateAll(components)<text:tab/>21</text:p>
            <text:p text:style-name="P31">drawAll(components)<text:tab/>21</text:p>
            <text:p text:style-name="P31">addSearchPath(path)<text:tab/>21</text:p>
            <text:p text:style-name="P29">Graphics<text:tab/>21</text:p>
            <text:p text:style-name="P31">loadImage(fileName)<text:tab/>22</text:p>
            <text:p text:style-name="P31">loadImage(fileName, width, height)<text:tab/>22</text:p>
            <text:p text:style-name="P31">loadImage(fileName, x, y, width, height)<text:tab/>22</text:p>
            <text:p text:style-name="P31">loadImageFromMemory(data)<text:tab/>22</text:p>
            <text:p text:style-name="P31"><text:soft-page-break/>loadImageFromMemory(data, width, height)<text:tab/>22</text:p>
            <text:p text:style-name="P31">loadImageFromMemory(data, x, y, width, height)<text:tab/>22</text:p>
            <text:p text:style-name="P31">unloadImage(texId)<text:tab/>23</text:p>
            <text:p text:style-name="P31">getAircraftPaint()<text:tab/>23</text:p>
            <text:p text:style-name="P31">getAircraftLiteMap()<text:tab/>23</text:p>
            <text:p text:style-name="P31">findImage(width, height)<text:tab/>23</text:p>
            <text:p text:style-name="P31">findImage(width, height, red, green, blue, alpha)<text:tab/>24</text:p>
            <text:p text:style-name="P31">recreateImage(texId, width, height)<text:tab/>24</text:p>
            <text:p text:style-name="P31">setRenderTarget(texId)<text:tab/>24</text:p>
            <text:p text:style-name="P31">restoreRenderTarget()<text:tab/>24</text:p>
            <text:p text:style-name="P31">getTextureSize(texId)<text:tab/>25</text:p>
            <text:p text:style-name="P31">loadFont(fileName)<text:tab/>25</text:p>
            <text:p text:style-name="P31">drawFrame(x, y, width, height)<text:tab/>25</text:p>
            <text:p text:style-name="P31">drawTexture(texId, x, y, width, height)<text:tab/>25</text:p>
            <text:p text:style-name="P31">drawTexture(texId, x, y, width, height, red, green, blue, alpha)<text:tab/>25</text:p>
            <text:p text:style-name="P31">drawRotatedTexture(texId, angle, x, y, width, height)<text:tab/>25</text:p>
            <text:p text:style-name="P31">drawRotatedTexture(texId, angle, x, y, width, height, red, green, blue, alpha)<text:tab/>25</text:p>
            <text:p text:style-name="P31">drawTexturePart(texId, x, y, width, height, tx, ty, twidth, theight)<text:tab/>26</text:p>
            <text:p text:style-name="P31">drawTexturePart(texId, x, y, width, height, tx, ty, twidth, theight, red, green, blue, alpha)<text:tab/>26</text:p>
            <text:p text:style-name="P31">drawRotatedTexturePart(texId, angle, x, y, width, height, tx, ty, twidth, theight)<text:tab/>26</text:p>
            <text:p text:style-name="P31">drawRotatedTexturePart(texId, angle, x, y, width, height, tx, ty, twidth, theight, red, green, blue, alpha)<text:tab/>26</text:p>
            <text:p text:style-name="P31">drawRectangle(x, y, width, height, red, green, blue, alpha)<text:tab/>26</text:p>
            <text:p text:style-name="P31">drawTriangle(x1, y1, x2, y2, x3, y3, red, green, blue, alpha)<text:tab/>27</text:p>
            <text:p text:style-name="P31">drawLine(x1, y1, x2, y2, red, green, blue, alpha)<text:tab/>27</text:p>
            <text:p text:style-name="P31">drawText(font, x, y, string)<text:tab/>27</text:p>
            <text:p text:style-name="P31">drawText(font, x, y, string, red, green, blue, alpha)<text:tab/>27</text:p>
            <text:p text:style-name="P29">Logs<text:tab/>27</text:p>
            <text:p text:style-name="P31">logDebug(str)<text:tab/>27</text:p>
            <text:p text:style-name="P31">logInfo(str)<text:tab/>27</text:p>
            <text:p text:style-name="P31">logWarning(str)<text:tab/>28</text:p>
            <text:p text:style-name="P31">logError(str)<text:tab/>28</text:p>
            <text:p text:style-name="P29">Binary Operations<text:tab/>28</text:p>
            <text:p text:style-name="P31">bitand(a, b)<text:tab/>28</text:p>
            <text:p text:style-name="P31">bitor(a, b)<text:tab/>28</text:p>
            <text:p text:style-name="P31">bitxor(a, b)<text:tab/>28</text:p>
            <text:p text:style-name="P29">Utility<text:tab/>28</text:p>
            <text:p text:style-name="P31">listFiles(path)<text:tab/>29</text:p>
            <text:p text:style-name="P31">toboolean(value)<text:tab/>29</text:p>
            <text:p text:style-name="P31">isFileExists(fileName)<text:tab/>29</text:p>
            <text:p text:style-name="P31">extractFileName(filePath)<text:tab/>29</text:p>
            <text:p text:style-name="P31">openFile(fileName)<text:tab/>29</text:p>
            <text:p text:style-name="P31"><text:soft-page-break/>include(fileName)<text:tab/>29</text:p>
            <text:p text:style-name="P29">Sound<text:tab/>29</text:p>
            <text:p text:style-name="P31">loadSample(fileName)<text:tab/>30</text:p>
            <text:p text:style-name="P31">unloadSample(sampleId)<text:tab/>30</text:p>
            <text:p text:style-name="P31">playSample(sampleId, loop)<text:tab/>30</text:p>
            <text:p text:style-name="P31">stopSample(sampleId)<text:tab/>30</text:p>
            <text:p text:style-name="P31">setSampleGain(sampleId, gain)<text:tab/>30</text:p>
            <text:p text:style-name="P31">setSamplePitch(sampleId, pitch)<text:tab/>30</text:p>
            <text:p text:style-name="P31">rewindSample(sampleId)<text:tab/>30</text:p>
            <text:p text:style-name="P31">isSamplePlaying(sampleId)<text:tab/>31</text:p>
            <text:p text:style-name="P31">setMasterGain(gain)<text:tab/>31</text:p>
            <text:p text:style-name="P31">setSampleEnv(sampleId, environment)<text:tab/>31</text:p>
            <text:p text:style-name="P31">getSampleEnv(sampleId)<text:tab/>31</text:p>
            <text:p text:style-name="P31">setSamplePosition(sampleId, x, y, z)<text:tab/>31</text:p>
            <text:p text:style-name="P31">getSamplePosition(sampleId)<text:tab/>32</text:p>
            <text:p text:style-name="P31">setSampleDirection(sampleId, x, y, z)<text:tab/>32</text:p>
            <text:p text:style-name="P31">getSampleDirection(sampleId)<text:tab/>32</text:p>
            <text:p text:style-name="P31">setSampleMaxDistance(sampleId, maxDistance)<text:tab/>32</text:p>
            <text:p text:style-name="P31">setSampleRolloff(sampleId, rolloff)<text:tab/>32</text:p>
            <text:p text:style-name="P31">setSampleRefDistance(samleId, distance)<text:tab/>32</text:p>
            <text:p text:style-name="P31">setSampleCone(sampleId, outerGain, innerAngle, outerAngle)<text:tab/>32</text:p>
            <text:p text:style-name="P31">getSampleCone(sampleId)<text:tab/>33</text:p>
            <text:p text:style-name="P31">setSampleRelative(sampleId, relative)<text:tab/>33</text:p>
            <text:p text:style-name="P31">getSampleRelative(sampleId)<text:tab/>33</text:p>
            <text:p text:style-name="P29">X-Plane Scenery<text:tab/>34</text:p>
            <text:p text:style-name="P31">reloadScenery()<text:tab/>34</text:p>
            <text:p text:style-name="P31">worldToLocal(latitude, longitude, altitude)<text:tab/>34</text:p>
            <text:p text:style-name="P31">localToWorld(x, y, z)<text:tab/>34</text:p>
            <text:p text:style-name="P31">probeTerrain(x, y, z)<text:tab/>34</text:p>
            <text:p text:style-name="P31">loadObject(fileName)<text:tab/>34</text:p>
            <text:p text:style-name="P31">unloadObject(object)<text:tab/>35</text:p>
            <text:p text:style-name="P31">drawObject(object, x, y, z, pitch, heading, roll, lighting, earthRelative)<text:tab/>35</text:p>
            <text:p text:style-name="P29">X-Plane Navigation<text:tab/>35</text:p>
            <text:p text:style-name="P31">getFirstNavAid()<text:tab/>36</text:p>
            <text:p text:style-name="P31">getNextNavAid(navRef)<text:tab/>36</text:p>
            <text:p text:style-name="P31">findFirstNavAidOfType(type)<text:tab/>36</text:p>
            <text:p text:style-name="P31">findLastNavAidOfType(type)<text:tab/>37</text:p>
            <text:p text:style-name="P31">findNavAid(nameFragment, idFragment, lat, lon, frequency, type)<text:tab/>37</text:p>
            <text:p text:style-name="P31">getNavAidInfo(navRef)<text:tab/>37</text:p>
            <text:p text:style-name="P31">countFMSEntries()<text:tab/>37</text:p>
            <text:p text:style-name="P31">getDisplayedFMSEntry()<text:tab/>37</text:p>
            <text:p text:style-name="P31">getDestinationFMSEntry()<text:tab/>37</text:p>
            <text:p text:style-name="P31"><text:soft-page-break/>setDisplayedFMSEntry(index)<text:tab/>38</text:p>
            <text:p text:style-name="P31">setDestinationFMSEntry(index)<text:tab/>38</text:p>
            <text:p text:style-name="P31">getFMSEntryInfo(index)<text:tab/>38</text:p>
            <text:p text:style-name="P31">setFMSEntryInfo(index, navRef, altitude)<text:tab/>38</text:p>
            <text:p text:style-name="P31">setFMSEntryLatLon(index, lat, lon, altitude)<text:tab/>38</text:p>
            <text:p text:style-name="P31">clearFMSEntry(index)<text:tab/>38</text:p>
            <text:p text:style-name="P31">getGPSDestinationType()<text:tab/>38</text:p>
            <text:p text:style-name="P31">getGPSDestination()<text:tab/>39</text:p>
            <text:p text:style-name="P29">X-Plane Plugins Management<text:tab/>39</text:p>
            <text:p text:style-name="P31">getMyID()<text:tab/>39</text:p>
            <text:p text:style-name="P31">countPlugins()<text:tab/>39</text:p>
            <text:p text:style-name="P31">getNthPlugin(index)<text:tab/>39</text:p>
            <text:p text:style-name="P31">findPluginByPath(path)<text:tab/>39</text:p>
            <text:p text:style-name="P31">findPluginBySignature(signature)<text:tab/>39</text:p>
            <text:p text:style-name="P31">getPluginInfo(pluginID)<text:tab/>40</text:p>
            <text:p text:style-name="P31">isPluginEnabled(pluginID)<text:tab/>40</text:p>
            <text:p text:style-name="P31">enablePlugin(pluginID)<text:tab/>40</text:p>
            <text:p text:style-name="P31">disablePlugin(pluginID)<text:tab/>40</text:p>
          </text:index-body>
        </text:table-of-content>
        <text:p text:style-name="P3"/>
        <text:p text:style-name="P3"/>
        <text:p text:style-name="P1"/>
        <text:h text:style-name="P27" text:outline-level="1"><text:bookmark-start text:name="__RefHeading__2770_789670283"/>Components Reference<text:bookmark-end text:name="__RefHeading__2770_789670283"/></text:h>
        <text:h text:style-name="P28" text:outline-level="2"><text:bookmark-start text:name="__RefHeading__2888_789670283"/>Common Properties<text:bookmark-end text:name="__RefHeading__2888_789670283"/></text:h>
        <text:p text:style-name="P3">By default all components have a set of default properties described below. <text:s/>Some of them <text:s text:c="2"/>only effect panels but most are common for all components.</text:p>
        <text:h text:style-name="P30" text:outline-level="3"><text:bookmark-start text:name="__RefHeading__2890_789670283"/>size<text:bookmark-end text:name="__RefHeading__2890_789670283"/></text:h>
        <text:p text:style-name="P3">Type: array of 2 numbers.</text:p>
        <text:p text:style-name="P3">Internal size of the component. <text:s/>The first number is the width and the second number is the height. <text:s/>This is a very special property. <text:s/>You can't override it like other properties. <text:s/>It is actually not a property at all but an ordinary variable. You can't use the get function to access it.</text:p>
        <text:h text:style-name="P30" text:outline-level="3"><text:bookmark-start text:name="__RefHeading__2892_789670283"/>position<text:bookmark-end text:name="__RefHeading__2892_789670283"/></text:h>
        <text:p text:style-name="P3">Type: array of 4 numbers.</text:p>
        <text:p text:style-name="P3">The position property contains 4 numbers: {x, y, width, height}. <text:s/>It specifies the position where the component should be drawn.</text:p>
        <text:h text:style-name="P30" text:outline-level="3"><text:bookmark-start text:name="__RefHeading__2894_789670283"/>name<text:bookmark-end text:name="__RefHeading__2894_789670283"/></text:h>
        <text:p text:style-name="P3">Type: string</text:p>
        <text:p text:style-name="P3"><text:soft-page-break/>Contains the name of this component. <text:s/>Similar to size it is just a string variable, not a property.</text:p>
        <text:h text:style-name="P30" text:outline-level="3"><text:bookmark-start text:name="__RefHeading__2896_789670283"/>visible<text:bookmark-end text:name="__RefHeading__2896_789670283"/></text:h>
        <text:p text:style-name="P3">Type: boolean</text:p>
        <text:p text:style-name="P3">It is false if the component is hidden. <text:s/>For it to be true the component must be visible on the screen. <text:s/>By default all components are visible but all panels are hidden.</text:p>
        <text:h text:style-name="P30" text:outline-level="3"><text:bookmark-start text:name="__RefHeading__2898_789670283"/>movable<text:bookmark-end text:name="__RefHeading__2898_789670283"/></text:h>
        <text:p text:style-name="P3">Type<text:bookmark-start text:name="__DdeLink__2024_784385289"/>: boolean<text:bookmark-end text:name="__DdeLink__2024_784385289"/></text:p>
        <text:p text:style-name="P3"><text:bookmark-start text:name="__DdeLink__2026_784385289"/>It is <text:s/>true if the component can be dragged by the mouse. <text:s/>By default it is false for all of the components except the panels.<text:bookmark-end text:name="__DdeLink__2026_784385289"/></text:p>
        <text:h text:style-name="P30" text:outline-level="3"><text:bookmark-start text:name="__RefHeading__2900_789670283"/>resizeble<text:bookmark-end text:name="__RefHeading__2900_789670283"/></text:h>
        <text:p text:style-name="P3">Type: boolean</text:p>
        <text:p text:style-name="P3">It is true if the component can <text:s/>be resized by the mouse. <text:s/>By default it is false for all components except the panels.</text:p>
        <text:h text:style-name="P30" text:outline-level="3"><text:bookmark-start text:name="__RefHeading__2902_789670283"/>resizeProportional<text:bookmark-end text:name="__RefHeading__2902_789670283"/></text:h>
        <text:p text:style-name="P3">Type: boolean</text:p>
        <text:p text:style-name="P3">It is true if during the resize, SASL will try to keep the component proportions. <text:s/>By default it is true.</text:p>
        <text:h text:style-name="P30" text:outline-level="3"><text:bookmark-start text:name="__RefHeading__2904_789670283"/>focused<text:bookmark-end text:name="__RefHeading__2904_789670283"/></text:h>
        <text:p text:style-name="P3">Type: boolean</text:p>
        <text:p text:style-name="P3"><text:soft-page-break/>It is true if the component is active (the user clicked on it recently). <text:s/>Focused components receive keyboard input events.</text:p>
        <text:h text:style-name="P30" text:outline-level="3"><text:bookmark-start text:name="__RefHeading__2906_789670283"/>savePosition<text:bookmark-end text:name="__RefHeading__2906_789670283"/></text:h>
        <text:p text:style-name="P3">Type: boolean</text:p>
        <text:p text:style-name="P3">Available in panels only. <text:s/>It is true if the position of this component must be saved in the file when the aircraft is unloaded. <text:s/>Position saving will not work if the name of the panel is not specified.</text:p>
        <text:h text:style-name="P30" text:outline-level="3"><text:bookmark-start text:name="__RefHeading__2908_789670283"/>noBackground<text:bookmark-end text:name="__RefHeading__2908_789670283"/></text:h>
        <text:p text:style-name="P3">Type: boolean</text:p>
        <text:p text:style-name="P3"><text:bookmark-start text:name="__DdeLink__2034_784385289"/>Available in panels only. <text:s/><text:bookmark-end text:name="__DdeLink__2034_784385289"/>If it is <text:s/>true, the panel will be drawn without background. <text:s text:c="3"/>The default value is false.</text:p>
        <text:h text:style-name="P30" text:outline-level="3"><text:bookmark-start text:name="__RefHeading__2910_789670283"/>noClose<text:bookmark-end text:name="__RefHeading__2910_789670283"/></text:h>
        <text:p text:style-name="P3">Type: boolean</text:p>
        <text:p text:style-name="P3">It is a<text:bookmark-start text:name="__DdeLink__2030_784385289"/>vailable only in panels. <text:s/>If it is true, the resize spot will not be drawn.<text:bookmark-end text:name="__DdeLink__2030_784385289"/> <text:s/>The default value is false.</text:p>
        <text:h text:style-name="P30" text:outline-level="3"><text:bookmark-start text:name="__RefHeading__2912_789670283"/>noResize<text:bookmark-end text:name="__RefHeading__2912_789670283"/></text:h>
        <text:p text:style-name="P3">Type: boolean</text:p>
        <text:p text:style-name="P3">It is available only in panels. <text:s/>If it is <text:s/>true, resize spot will not be drawn. <text:s/>The default value is false.</text:p>
        <text:h text:style-name="P28" text:outline-level="2"><text:bookmark-start text:name="__RefHeading__2914_789670283"/>Components Callbacks<text:bookmark-end text:name="__RefHeading__2914_789670283"/></text:h>
        <text:h text:style-name="P30" text:outline-level="3"><text:bookmark-start text:name="__RefHeading__2916_789670283"/><text:soft-page-break/>onMouseClick(component, x, y, button, parentX, parentY)<text:bookmark-end text:name="__RefHeading__2916_789670283"/></text:h>
        <text:p text:style-name="P3">Called when the mouse button is clicked. <text:s/>The argument “component” contains reference to <text:s/>the component itself. X and Y are the <text:bookmark-start text:name="__DdeLink__2005_7843852891"/>coordinates of the mouse pointer in this component coordinate system<text:bookmark-end text:name="__DdeLink__2005_7843852891"/>. <text:s/>ParentX and parentY are the coordinates of the mouse pointer in the parent component coordinate system. <text:s/>The argument button contains the code of the pressed mouse button (doesn't work in X-Plane properly).</text:p>
        <text:h text:style-name="P30" text:outline-level="3"><text:bookmark-start text:name="__RefHeading__2918_789670283"/>onMouseDown(component, x, y, button, parentX, parentY)<text:bookmark-end text:name="__RefHeading__2918_789670283"/></text:h>
        <text:p text:style-name="P3">Called when the mouse button is pressed. <text:s/>The argument “component” contains reference to <text:s/>the component itself. X and Y are the <text:bookmark-start text:name="__DdeLink__2005_78438528911"/>coordinates of the mouse pointer in this component coordinate system<text:bookmark-end text:name="__DdeLink__2005_78438528911"/>. <text:s/>ParentX and parentY are the coordinates of the mouse pointer in the parent component coordinate system. <text:s/>The argument button contains the code of the pressed mouse button (doesn't work in X-Plane properly).</text:p>
        <text:h text:style-name="P30" text:outline-level="3"><text:bookmark-start text:name="__RefHeading__2920_789670283"/>onMouseUp(component, x, y, button, parentX, parentY)<text:bookmark-end text:name="__RefHeading__2920_789670283"/></text:h>
        <text:p text:style-name="P3">Called when the mouse button is depressed. <text:s/>The argument “component” contains reference to <text:s/>the component itself. X and Y are the <text:bookmark-start text:name="__DdeLink__2005_784385289111"/>coordinates of the mouse pointer in this component coordinate system<text:bookmark-end text:name="__DdeLink__2005_784385289111"/>. <text:s/>parentX and parentY are the coordinates of the mouse pointer in the parent component coordinate system. <text:s/>The argument button contains the code of the depressed mouse button (doesn't work in X-Plane properly).</text:p>
        <text:h text:style-name="P30" text:outline-level="3"><text:bookmark-start text:name="__RefHeading__2922_789670283"/>onMouseMove(component, x, y, button, parentX, parentY)<text:bookmark-end text:name="__RefHeading__2922_789670283"/></text:h>
        <text:p text:style-name="P3">Called when the mouse pointer is moved. <text:s/>The argument “component” contains reference to <text:s/>the component itself. X and Y are the <text:bookmark-start text:name="__DdeLink__2005_784385289"/>coordinates of the mouse pointer in this component coordinate system<text:bookmark-end text:name="__DdeLink__2005_784385289"/>. <text:s/>parentX and parentY are the coordinates of the mouse pointer in the parent component coordinate system. <text:s/>The argument button contains the code of the pressed mouse button (doesn't work in X-Plane properly).</text:p>
        <text:h text:style-name="P30" text:outline-level="3"><text:bookmark-start text:name="__RefHeading__2924_789670283"/>onKeyDown(component, char, key)<text:bookmark-end text:name="__RefHeading__2924_789670283"/></text:h>
        <text:p text:style-name="P3"><text:soft-page-break/>Called when the keyboard button is pressed. <text:s/>The a<text:bookmark-start text:name="__DdeLink__2003_784385289"/>rgument “component” contains reference to <text:s/>the component itself. <text:bookmark-end text:name="__DdeLink__2003_784385289"/>The argument char contains the pressed character if the button is alphanumeric. The argument key contains the scan code of the pressed button.</text:p>
        <text:p text:style-name="P3">This function must return true if the key was processed and shouldn't be passed to other handlers.</text:p>
        <text:h text:style-name="P30" text:outline-level="3"><text:bookmark-start text:name="__RefHeading__2926_789670283"/>onKeyUp(component, char, key)<text:bookmark-end text:name="__RefHeading__2926_789670283"/></text:h>
        <text:p text:style-name="P3">Called when the keyboard button is depressed. <text:s/>The argument “component” contains reference to <text:s/>the component itself. <text:s/>The argument char contains the depressed character if the button is alphanumeric. The argument key contains the scan code of the depressed button.</text:p>
        <text:p text:style-name="P3">This function must return true if the key was processed and shouldn't be passed to other handlers.</text:p>
        <text:h text:style-name="P30" text:outline-level="3"><text:bookmark-start text:name="__RefHeading__2928_789670283"/>draw(component)<text:bookmark-end text:name="__RefHeading__2928_789670283"/></text:h>
        <text:p text:style-name="P3">Called when the component should draw to itself. <text:s/>The a<text:bookmark-start text:name="__DdeLink__1999_784385289"/>rgument “component” contains reference to the drawn component itself.<text:bookmark-end text:name="__DdeLink__1999_784385289"/> <text:s/>This function may be called several times per frame. <text:s/>It is important to avoid any calculation inside of this function to make your aircraft faster. <text:s/>Use the “update” function for calculations.</text:p>
        <text:p text:style-name="P3">Warning: draw callback responsible for calling “draw” of its subcomponents. <text:s/>Use the drawAll(components) function to call draw callback of all subcomponents.</text:p>
        <text:h text:style-name="P30" text:outline-level="3"><text:bookmark-start text:name="__RefHeading__2930_789670283"/>update(component)<text:bookmark-end text:name="__RefHeading__2930_789670283"/></text:h>
        <text:p text:style-name="P3">Called once for each frame. <text:s/>The a<text:bookmark-start text:name="__DdeLink__1988_784385289"/>rgument “component” contains reference to the updated component itself.<text:bookmark-end text:name="__DdeLink__1988_784385289"/></text:p>
        <text:p text:style-name="P3"><text:bookmark-start text:name="__DdeLink__1990_784385289"/>Warning: update callback responsible for calling “update” of its subcomponents. <text:s/>Use the updateAll(components) function to call update callback of all subcomponents.<text:bookmark-end text:name="__DdeLink__1990_784385289"/></text:p>
        <text:h text:style-name="P30" text:outline-level="3"><text:bookmark-start text:name="__RefHeading__2932_789670283"/>onAvionicsDone()<text:bookmark-end text:name="__RefHeading__2932_789670283"/></text:h>
        <text:p text:style-name="P3"><text:soft-page-break/>Called when the aircraft is unloaded. <text:s/>Use this callback to finalize your aircraft (save state, configs, etc).</text:p>
        <text:h text:style-name="P28" text:outline-level="2"><text:bookmark-start text:name="__RefHeading__2934_789670283"/>Default Components<text:bookmark-end text:name="__RefHeading__2934_789670283"/></text:h>
        <text:h text:style-name="P30" text:outline-level="3"><text:bookmark-start text:name="__RefHeading__2936_789670283"/>button<text:bookmark-end text:name="__RefHeading__2936_789670283"/></text:h>
        <text:p text:style-name="P3">Button is a simple component with texture and clickable area. <text:s/>When the mouse is moved over the button it changes its shape to indicate that the button can be clicked<text:bookmark-start text:name="__DdeLink__2069_784385289"/>.<text:bookmark-end text:name="__DdeLink__2069_784385289"/></text:p>
        <text:p text:style-name="P3">Properties:</text:p>
        <text:list xml:id="list7390922687361575277" text:style-name="L1">
          <text:list-item>
            <text:p text:style-name="P8">image – texture drawn on button.</text:p>
          </text:list-item>
        </text:list>
        <text:h text:style-name="P30" text:outline-level="3"><text:bookmark-start text:name="__RefHeading__2938_789670283"/>сlickable<text:bookmark-end text:name="__RefHeading__2938_789670283"/></text:h>
        <text:p text:style-name="P3">Clickable area is an empty component with the frame hidden most of the time. <text:s/>When the user select s'show clickable areas' option in the simulator, the clickable area will show a yellow frame.</text:p>
        <text:p text:style-name="P3">No additional properties exist in this component.</text:p>
        <text:h text:style-name="P30" text:outline-level="3"><text:bookmark-start text:name="__RefHeading__2940_789670283"/>digitstape<text:bookmark-end text:name="__RefHeading__2940_789670283"/></text:h>
        <text:p text:style-name="P3">Digits tape shows the numbers similar to an old mechanical instrument. <text:s/>It uses texture with all of the digits. The tape can display both integer and fractional values. <text:s/>There is an option that leading zeros can be added.</text:p>
        <text:p text:style-name="P3">Properties:</text:p>
        <text:list xml:id="list1691201276948942104" text:style-name="L2">
          <text:list-item>
            <text:p text:style-name="P9">image – texture with digits.</text:p>
          </text:list-item>
          <text:list-item>
            <text:p text:style-name="P9"><text:soft-page-break/>overlayImage – texture will be drawn over the tapes. <text:s/>Absent by default.</text:p>
          </text:list-item>
          <text:list-item>
            <text:p text:style-name="P9">value – number to display</text:p>
          </text:list-item>
          <text:list-item>
            <text:p text:style-name="P9">digits – number of digits to display. <text:s/>Default is 1.</text:p>
          </text:list-item>
          <text:list-item>
            <text:p text:style-name="P9">fractional – number of fractional digits to display. <text:s/>Default is 0.</text:p>
          </text:list-item>
          <text:list-item>
            <text:p text:style-name="P9">allowNonRound – allows the display of fractional numbers. <text:s/>The default is false.</text:p>
          </text:list-item>
          <text:list-item>
            <text:p text:style-name="P9">valueEnabler – if equals to false number will be hidden. <text:s/>The default is false.</text:p>
          </text:list-item>
          <text:list-item>
            <text:p text:style-name="P9">showLeadingZeros – shows leading zeros. <text:s/>The default is false.</text:p>
          </text:list-item>
          <text:list-item>
            <text:p text:style-name="P9">showSign – shows the sign instead of the first digit. <text:s/>The default is false.</text:p>
          </text:list-item>
        </text:list>
        <text:h text:style-name="P30" text:outline-level="3"><text:bookmark-start text:name="__RefHeading__2942_789670283"/>frame<text:bookmark-end text:name="__RefHeading__2942_789670283"/></text:h>
        <text:p text:style-name="P3">Shows the white frame for debugging.</text:p>
        <text:h text:style-name="P30" text:outline-level="3"><text:bookmark-start text:name="__RefHeading__2944_789670283"/>freeTexture<text:bookmark-end text:name="__RefHeading__2944_789670283"/></text:h>
        <text:p text:style-name="P3">Draws texture inside of this component in the specified position.</text:p>
        <text:p text:style-name="P3">Properties:</text:p>
        <text:list xml:id="list5348089456270040871" text:style-name="L3">
          <text:list-item>
            <text:p text:style-name="P10">image – the texture to draw.</text:p>
          </text:list-item>
          <text:list-item>
            <text:p text:style-name="P10">positionX<text:bookmark-start text:name="__DdeLink__2074_784385289"/> – the position of the texture inside of the component relative X axis (0..100)<text:bookmark-end text:name="__DdeLink__2074_784385289"/></text:p>
          </text:list-item>
          <text:list-item>
            <text:p text:style-name="P10">positionY – the position of the texture inside of the component relative Y axis (0..100)</text:p>
          </text:list-item>
          <text:list-item>
            <text:p text:style-name="P10"><text:bookmark-start text:name="__DdeLink__2076_784385289"/>width – the width of the texture<text:bookmark-end text:name="__DdeLink__2076_784385289"/><text:bookmark-start text:name="__DdeLink__2078_784385289"/> in the component coords (0..100)<text:bookmark-end text:name="__DdeLink__2078_784385289"/></text:p>
          </text:list-item>
          <text:list-item>
            <text:p text:style-name="P10">height – the height of the texture in the component coords (0..100)</text:p>
          </text:list-item>
        </text:list>
        <text:h text:style-name="P30" text:outline-level="3"><text:bookmark-start text:name="__RefHeading__2946_789670283"/><text:soft-page-break/>lamp<text:bookmark-end text:name="__RefHeading__2946_789670283"/></text:h>
        <text:p text:style-name="P3">General 2-state indicator. <text:s/><text:bookmark-start text:name="__DdeLink__2080_784385289"/>Switches between light depending of state variable.<text:bookmark-end text:name="__DdeLink__2080_784385289"/></text:p>
        <text:p text:style-name="P3">Properties:</text:p>
        <text:list xml:id="list3001366161211735123" text:style-name="L4">
          <text:list-item>
            <text:p text:style-name="P11">lightOn – the texture of the lamp is in ON state</text:p>
          </text:list-item>
          <text:list-item>
            <text:p text:style-name="P11">lightOff – the texture of the lamp is in OFF state</text:p>
          </text:list-item>
          <text:list-item>
            <text:p text:style-name="P11">state – the <text:bookmark-start text:name="__DdeLink__2082_784385289"/>state of the lamp. <text:s/>If it equals true, the lightOn texture will be drawn or lightOff otherwise.<text:bookmark-end text:name="__DdeLink__2082_784385289"/></text:p>
          </text:list-item>
        </text:list>
        <text:h text:style-name="P30" text:outline-level="3"><text:bookmark-start text:name="__RefHeading__2948_789670283"/>needle<text:bookmark-end text:name="__RefHeading__2948_789670283"/></text:h>
        <text:p text:style-name="P3">Draws the needle texture rotated by a specified angle.</text:p>
        <text:p text:style-name="P3">Properties:</text:p>
        <text:list xml:id="list5028946380550824245" text:style-name="L5">
          <text:list-item>
            <text:p text:style-name="P12">angle – the angle of the needle rotation in degrees.</text:p>
          </text:list-item>
          <text:list-item>
            <text:p text:style-name="P12">image – needle texture</text:p>
          </text:list-item>
        </text:list>
        <text:h text:style-name="P30" text:outline-level="3"><text:bookmark-start text:name="__RefHeading__2950_789670283"/>rectangle<text:bookmark-end text:name="__RefHeading__2950_789670283"/></text:h>
        <text:p text:style-name="P3">Draws the rectangle of a specified color.</text:p>
        <text:p text:style-name="P3">Properties:</text:p>
        <text:list xml:id="list4169776413493568836" text:style-name="L6">
          <text:list-item>
            <text:p text:style-name="P13">color – rectangle color. <text:s/>It is an array of 4 values: red, green, blue, alpha. <text:s/>All values in range of 0..1. Default value is { 0.15, 0.15, 0.15, 1.0 }</text:p>
          </text:list-item>
        </text:list>
        <text:h text:style-name="P30" text:outline-level="3"><text:bookmark-start text:name="__RefHeading__2952_789670283"/>rotary<text:bookmark-end text:name="__RefHeading__2952_789670283"/></text:h>
        <text:p text:style-name="P3">Rotary knob. <text:s/>It allows the change of value associated with the rotary knob.</text:p>
        <text:p text:style-name="P3"><text:soft-page-break/>Properties:</text:p>
        <text:list xml:id="list4863169557425895859" text:style-name="L7">
          <text:list-item>
            <text:p text:style-name="P14">image – texture to draw.</text:p>
          </text:list-item>
          <text:list-item>
            <text:p text:style-name="P14">value – value to change.</text:p>
          </text:list-item>
          <text:list-item>
            <text:p text:style-name="P14">step – how much to add to value for each mouse click. <text:s/>Default is 1.</text:p>
          </text:list-item>
          <text:list-item>
            <text:p text:style-name="P14">autoRepeat – allows to change value automatically while mouse button is pressed. <text:s/>Default is true.</text:p>
          </text:list-item>
          <text:list-item>
            <text:p text:style-name="P14">adjuster – callback function. <text:s/>Use it to change value according to your logic, for example to limit value to some range. <text:s/>Callback called with one argument – current value. <text:s/>It should return new value.</text:p>
          </text:list-item>
        </text:list>
        <text:h text:style-name="P30" text:outline-level="3"><text:bookmark-start text:name="__RefHeading__2954_789670283"/>rotatedTape<text:bookmark-end text:name="__RefHeading__2954_789670283"/></text:h>
        <text:p text:style-name="P3">Shows part of texture rotated by specified angle.</text:p>
        <text:p text:style-name="P3"><text:bookmark-start text:name="__DdeLink__2084_784385289"/>Properties:<text:bookmark-end text:name="__DdeLink__2084_784385289"/></text:p>
        <text:list xml:id="list6357484480317672562" text:style-name="L8">
          <text:list-item>
            <text:p text:style-name="P15">image – texture to show.</text:p>
          </text:list-item>
          <text:list-item>
            <text:p text:style-name="P15">window – size of texture part to show. <text:s/>Array of two numbers which are width and height.</text:p>
          </text:list-item>
          <text:list-item>
            <text:p text:style-name="P15">scrollX – horizontal offset of texture.</text:p>
          </text:list-item>
          <text:list-item>
            <text:p text:style-name="P15">scrollY – vertical offset of texture</text:p>
          </text:list-item>
          <text:list-item>
            <text:p text:style-name="P15">angle – rotation angle.</text:p>
          </text:list-item>
        </text:list>
        <text:h text:style-name="P30" text:outline-level="3"><text:bookmark-start text:name="__RefHeading__2956_789670283"/>switch<text:bookmark-end text:name="__RefHeading__2956_789670283"/></text:h>
        <text:p text:style-name="P3">Shows 2-state switch. <text:s/>Switches images depending on state variable. <text:s/>Switch highlighted as clickable.</text:p>
        <text:p text:style-name="P3">Properties:</text:p>
        <text:list xml:id="list451897028063202828" text:style-name="L9">
          <text:list-item>
            <text:p text:style-name="P16"><text:soft-page-break/>btnOn – texture to use in ON state</text:p>
          </text:list-item>
          <text:list-item>
            <text:p text:style-name="P16">btnOff – texture to use in OFF state</text:p>
          </text:list-item>
          <text:list-item>
            <text:p text:style-name="P16">state – state of switch. <text:s/>If equals to true btnOn texture will be drawn or btnOff otherwise.</text:p>
          </text:list-item>
        </text:list>
        <text:h text:style-name="P30" text:outline-level="3"><text:bookmark-start text:name="__RefHeading__2958_789670283"/>tape<text:bookmark-end text:name="__RefHeading__2958_789670283"/></text:h>
        <text:p text:style-name="P3">Shows part of texture.</text:p>
        <text:p text:style-name="P3">Properties:</text:p>
        <text:list xml:id="list6841384140453405989" text:style-name="L10">
          <text:list-item>
            <text:p text:style-name="P17">image – texture to show.</text:p>
          </text:list-item>
          <text:list-item>
            <text:p text:style-name="P17">window – size of texture part to show. <text:s/>Array of two numbers which are width and height.</text:p>
          </text:list-item>
          <text:list-item>
            <text:p text:style-name="P17">scrollX – horizontal offset of texture.</text:p>
          </text:list-item>
          <text:list-item>
            <text:p text:style-name="P17">scrollY – vertical offset of texture</text:p>
          </text:list-item>
        </text:list>
        <text:h text:style-name="P30" text:outline-level="3"><text:bookmark-start text:name="__RefHeading__2960_789670283"/>textureLit<text:bookmark-end text:name="__RefHeading__2960_789670283"/></text:h>
        <text:p text:style-name="P3"><text:bookmark-start text:name="__DdeLink__2086_784385289"/>Draws texture independently of cockpit lighting system. <text:s/>Use this component to simulate lamps in cockpit.<text:bookmark-end text:name="__DdeLink__2086_784385289"/></text:p>
        <text:p text:style-name="P3">Properties:</text:p>
        <text:list xml:id="list2253195148257982431" text:style-name="L11">
          <text:list-item>
            <text:p text:style-name="P18">image – texture to draw.</text:p>
          </text:list-item>
        </text:list>
        <text:h text:style-name="P30" text:outline-level="3"><text:bookmark-start text:name="__RefHeading__2962_789670283"/>texture<text:bookmark-end text:name="__RefHeading__2962_789670283"/></text:h>
        <text:p text:style-name="P3">Draws texture.</text:p>
        <text:p text:style-name="P3">Properties:</text:p>
        <text:list xml:id="list7376744450831482491" text:style-name="L12">
          <text:list-item>
            <text:p text:style-name="P19">image – texture to draw.</text:p>
          </text:list-item>
        </text:list>
        <text:h text:style-name="P30" text:outline-level="3"><text:bookmark-start text:name="__RefHeading__2964_789670283"/><text:soft-page-break/>togglePanelButton<text:bookmark-end text:name="__RefHeading__2964_789670283"/></text:h>
        <text:p text:style-name="P3">Toggles pop-up panel.</text:p>
        <text:p text:style-name="P3">Properties:</text:p>
        <text:list xml:id="list1729845607577966971" text:style-name="L13">
          <text:list-item>
            <text:p text:style-name="P20">panel – pop-up panel to toggle</text:p>
          </text:list-item>
          <text:list-item>
            <text:p text:style-name="P20">image – button texture</text:p>
          </text:list-item>
        </text:list>
        <text:p text:style-name="P1"/>
        <text:h text:style-name="P27" text:outline-level="1"><text:bookmark-start text:name="__RefHeading__2772_789670283"/>Functions Reference<text:bookmark-end text:name="__RefHeading__2772_789670283"/></text:h>
        <text:h text:style-name="P28" text:outline-level="2"><text:bookmark-start text:name="__RefHeading__2966_789670283"/>Properties<text:bookmark-end text:name="__RefHeading__2966_789670283"/></text:h>
        <text:h text:style-name="P30" text:outline-level="3"><text:bookmark-start text:name="__RefHeading__2968_789670283"/>defineProperty(name, default)<text:bookmark-end text:name="__RefHeading__2968_789670283"/></text:h>
        <text:p text:style-name="P3">Define property with specified name and assign default value to it. <text:s/>Use constants as default value or reference to simulator properties. <text:s/>Name must use the same name conventions as all Lua variables. <text:s/></text:p>
        <text:h text:style-name="P30" text:outline-level="3"><text:bookmark-start text:name="__RefHeading__2970_789670283"/>globalPropertyd(name, default)<text:bookmark-end text:name="__RefHeading__2970_789670283"/></text:h>
        <text:p text:style-name="P3"><text:bookmark-start text:name="__DdeLink__2046_784385289"/>Returns reference to simulator property of type double. <text:s/>Default value will be returned by get function in case property is not found.<text:bookmark-end text:name="__DdeLink__2046_784385289"/></text:p>
        <text:h text:style-name="P30" text:outline-level="3"><text:bookmark-start text:name="__RefHeading__2972_789670283"/>createGlobalPropertyd(name, default)<text:bookmark-end text:name="__RefHeading__2972_789670283"/></text:h>
        <text:p text:style-name="P3"><text:bookmark-start text:name="__DdeLink__2048_784385289"/>Create new simulator property of type double and assign default value to it. <text:s/>Returns reference to created property.<text:bookmark-end text:name="__DdeLink__2048_784385289"/></text:p>
        <text:h text:style-name="P30" text:outline-level="3"><text:bookmark-start text:name="__RefHeading__2974_789670283"/>createFuncPropertyd(name, getter, setter)<text:bookmark-end text:name="__RefHeading__2974_789670283"/></text:h>
        <text:p text:style-name="P3"><text:bookmark-start text:name="__DdeLink__2050_784385289"/>Create new simulator property of type double with getter and setter callbacks. <text:s text:c="2"/>Returns reference to created property. <text:s/>Getter callback is function without arguments that returns value of type double. <text:s/>Setter function takes one argument of type double.<text:bookmark-end text:name="__DdeLink__2050_784385289"/></text:p>
        <text:h text:style-name="P30" text:outline-level="3"><text:bookmark-start text:name="__RefHeading__2976_789670283"/><text:soft-page-break/>globalPropertyf(name, default)<text:bookmark-end text:name="__RefHeading__2976_789670283"/></text:h>
        <text:p text:style-name="P3"><text:bookmark-start text:name="__DdeLink__2052_784385289"/>Returns reference to simulator property of type float. <text:s/>Default value will be returned by get function in case property is not found.<text:bookmark-end text:name="__DdeLink__2052_784385289"/></text:p>
        <text:h text:style-name="P30" text:outline-level="3"><text:bookmark-start text:name="__RefHeading__2978_789670283"/>createGlobalPropertyf(name, default)<text:bookmark-end text:name="__RefHeading__2978_789670283"/></text:h>
        <text:p text:style-name="P3"><text:bookmark-start text:name="__DdeLink__2054_784385289"/>Create new simulator property of type float and assign default value to it. <text:s/>Returns reference to created property.<text:bookmark-end text:name="__DdeLink__2054_784385289"/></text:p>
        <text:h text:style-name="P30" text:outline-level="3"><text:bookmark-start text:name="__RefHeading__2980_789670283"/>createFuncPropertyf(name, getter, setter)<text:bookmark-end text:name="__RefHeading__2980_789670283"/></text:h>
        <text:p text:style-name="P3"><text:bookmark-start text:name="__DdeLink__2062_784385289"/>Create new simulator property of type float with getter and setter callbacks. <text:s text:c="2"/>Returns reference to created property. <text:s/>Getter callback is function without arguments that returns value of type float. <text:s/>Setter function takes one argument of type float.<text:bookmark-end text:name="__DdeLink__2062_784385289"/></text:p>
        <text:h text:style-name="P30" text:outline-level="3"><text:bookmark-start text:name="__RefHeading__2982_789670283"/>globalPropertyi(name, default)<text:bookmark-end text:name="__RefHeading__2982_789670283"/></text:h>
        <text:p text:style-name="P3"><text:bookmark-start text:name="__DdeLink__2058_784385289"/>Returns reference to simulator property of integer type. <text:s/>Default value will be returned by get function in case property is not found.<text:bookmark-end text:name="__DdeLink__2058_784385289"/></text:p>
        <text:h text:style-name="P30" text:outline-level="3"><text:bookmark-start text:name="__RefHeading__2984_789670283"/>createGlobalPropertyi(name, default)<text:bookmark-end text:name="__RefHeading__2984_789670283"/></text:h>
        <text:p text:style-name="P3"><text:bookmark-start text:name="__DdeLink__2060_784385289"/>Create new simulator property of integer type and assign default value to it. <text:s/>Returns reference to created property.<text:bookmark-end text:name="__DdeLink__2060_784385289"/></text:p>
        <text:h text:style-name="P30" text:outline-level="3"><text:bookmark-start text:name="__RefHeading__2986_789670283"/>createFuncPropertyi(name, getter, setter)<text:bookmark-end text:name="__RefHeading__2986_789670283"/></text:h>
        <text:p text:style-name="P3">Create new simulator property of integer type with getter and setter callbacks. <text:s text:c="2"/>Returns reference to created property. <text:s/>Getter callback is function without arguments that returns value of integer type. <text:s/>Setter function takes one argument of integer type.</text:p>
        <text:h text:style-name="P30" text:outline-level="3"><text:bookmark-start text:name="__RefHeading__2988_789670283"/>globalPropertys(name, default)<text:bookmark-end text:name="__RefHeading__2988_789670283"/></text:h>
        <text:p text:style-name="P3"><text:soft-page-break/>Returns reference to simulator property of string type. <text:s/>Default value will be returned by get function in case property is not found.</text:p>
        <text:h text:style-name="P30" text:outline-level="3"><text:bookmark-start text:name="__RefHeading__2990_789670283"/>createGlobalPropertys(name, maxLength, default)<text:bookmark-end text:name="__RefHeading__2990_789670283"/></text:h>
        <text:p text:style-name="P3">Create new simulator property of string type and assign default value to it. <text:s/><text:bookmark-start text:name="__DdeLink__2064_784385289"/>maxLength is maximum allowed string length for this property.<text:bookmark-end text:name="__DdeLink__2064_784385289"/> Returns reference to created property.</text:p>
        <text:h text:style-name="P30" text:outline-level="3"><text:bookmark-start text:name="__RefHeading__2992_789670283"/>createFuncPropertys(name, getter, setter, maxLength)<text:bookmark-end text:name="__RefHeading__2992_789670283"/></text:h>
        <text:p text:style-name="P3">Create new simulator property of string type with getter and setter callbacks. maxLength is maximum allowed string length for this property. <text:s/>Returns reference to created property. <text:s/>Getter callback is function without arguments that returns value of string type. <text:s/>Setter function takes one argument of string type.</text:p>
        <text:h text:style-name="P30" text:outline-level="3"><text:bookmark-start text:name="__RefHeading__2994_789670283"/>get(property)<text:bookmark-end text:name="__RefHeading__2994_789670283"/></text:h>
        <text:p text:style-name="P3">Returns value of property.</text:p>
        <text:h text:style-name="P30" text:outline-level="3"><text:bookmark-start text:name="__RefHeading__2996_789670283"/>set(property, value)<text:bookmark-end text:name="__RefHeading__2996_789670283"/></text:h>
        <text:p text:style-name="P3">Sets property value.</text:p>
        <text:h text:style-name="P28" text:outline-level="2"><text:bookmark-start text:name="__RefHeading__2998_789670283"/>Commands API<text:bookmark-end text:name="__RefHeading__2998_789670283"/></text:h>
        <text:h text:style-name="P30" text:outline-level="3"><text:bookmark-start text:name="__RefHeading__3000_789670283"/>findCommand(name)<text:bookmark-end text:name="__RefHeading__3000_789670283"/></text:h>
        <text:p text:style-name="P3">Find command by name. <text:s/>Returns handler of command or nil if not found.</text:p>
        <text:h text:style-name="P30" text:outline-level="3"><text:bookmark-start text:name="__RefHeading__3002_789670283"/><text:soft-page-break/>commandBegin(commandId)<text:bookmark-end text:name="__RefHeading__3002_789670283"/></text:h>
        <text:p text:style-name="P3">Starts command execution.<text:bookmark-start text:name="__DdeLink__2038_784385289"/> <text:s/>Obtain commandId by findCommand function.<text:bookmark-end text:name="__DdeLink__2038_784385289"/></text:p>
        <text:h text:style-name="P30" text:outline-level="3"><text:bookmark-start text:name="__RefHeading__3004_789670283"/>commandEnd(commandId)<text:bookmark-end text:name="__RefHeading__3004_789670283"/></text:h>
        <text:p text:style-name="P3">Finish command execution. <text:s/><text:bookmark-start text:name="__DdeLink__2040_784385289"/>Obtain commandId by findCommand function.<text:bookmark-end text:name="__DdeLink__2040_784385289"/></text:p>
        <text:h text:style-name="P30" text:outline-level="3"><text:bookmark-start text:name="__RefHeading__3006_789670283"/>commandOnce(commandId)<text:bookmark-end text:name="__RefHeading__3006_789670283"/></text:h>
        <text:p text:style-name="P3">Start and finish command immediately. <text:s/>Obtain commandId by findCommand function.</text:p>
        <text:h text:style-name="P30" text:outline-level="3"><text:bookmark-start text:name="__RefHeading__3008_789670283"/>createCommand(name, description)<text:bookmark-end text:name="__RefHeading__3008_789670283"/></text:h>
        <text:p text:style-name="P3">Creates new command. <text:s/>Returns command handler if command was successfully created or nil in case of errors.</text:p>
        <text:h text:style-name="P30" text:outline-level="3"><text:bookmark-start text:name="__RefHeading__3010_789670283"/>registerCommandHandler(commandId, before, callback)<text:bookmark-end text:name="__RefHeading__3010_789670283"/></text:h>
        <text:p text:style-name="P3">Add handler to command. <text:s/>If before equals to 1, handler will be added at the beginning of handlers list. <text:s/>Obtain commandId by findCommand function.</text:p>
        <text:p text:style-name="P3">Command handler is function with one argument “phase”: <text:s/>function commandHandler(phase). <text:s/>Phase equals to 0 when command started, 1 when command execution continues and 2 when command is finished. <text:s/>Command handler must return 0 to stop further command processing or 1 to allow more handlers to do its job.</text:p>
        <text:h text:style-name="P30" text:outline-level="3"><text:bookmark-start text:name="__RefHeading__3012_789670283"/>unregisterCommandHandler(commandId, before)<text:bookmark-end text:name="__RefHeading__3012_789670283"/></text:h>
        <text:p text:style-name="P3">Removes handler added before with registerCommandHandler function.</text:p>
        <text:h text:style-name="P28" text:outline-level="2"><text:bookmark-start text:name="__RefHeading__3014_789670283"/><text:soft-page-break/>Components<text:bookmark-end text:name="__RefHeading__3014_789670283"/></text:h>
        <text:h text:style-name="P30" text:outline-level="3"><text:bookmark-start text:name="__RefHeading__3016_789670283"/>subpanel(table)<text:bookmark-end text:name="__RefHeading__3016_789670283"/></text:h>
        <text:p text:style-name="P3">Creates new pop-up component. <text:s/>In table specify values of following properties: name, position, savePosition, noBackground, noClose, noResize, noMove, components, command and description. <text:s/></text:p>
        <text:p text:style-name="P3">Command and description are special properties that allow to automatically create command for panel pop-up. Value of command is name of command, value of description will be shown in configuration dialogue.</text:p>
        <text:p text:style-name="P3">Components property contains array of panel components.</text:p>
        <text:h text:style-name="P30" text:outline-level="3"><text:bookmark-start text:name="__RefHeading__3018_789670283"/>updateAll(components)<text:bookmark-end text:name="__RefHeading__3018_789670283"/></text:h>
        <text:p text:style-name="P3"><text:bookmark-start text:name="__DdeLink__2036_784385289"/>Call update callback for all components in specified array.<text:bookmark-end text:name="__DdeLink__2036_784385289"/></text:p>
        <text:h text:style-name="P30" text:outline-level="3"><text:bookmark-start text:name="__RefHeading__3020_789670283"/>drawAll(components)<text:bookmark-end text:name="__RefHeading__3020_789670283"/></text:h>
        <text:p text:style-name="P3">Call draw callback for all components in specified array.</text:p>
        <text:h text:style-name="P30" text:outline-level="3"><text:bookmark-start text:name="__RefHeading__3022_789670283"/>addSearchPath(path)<text:bookmark-end text:name="__RefHeading__3022_789670283"/></text:h>
        <text:p text:style-name="P3">Add path to search path array. <text:s/>New path will be added at the very beginning of array.</text:p>
        <text:h text:style-name="P28" text:outline-level="2"><text:bookmark-start text:name="__RefHeading__3024_789670283"/>Graphics<text:bookmark-end text:name="__RefHeading__3024_789670283"/></text:h>
        <text:h text:style-name="P30" text:outline-level="3"><text:bookmark-start text:name="__RefHeading__3026_789670283"/><text:soft-page-break/>loadImage(fileName)<text:bookmark-end text:name="__RefHeading__3026_789670283"/></text:h>
        <text:p text:style-name="P3"><text:bookmark-start text:name="__DdeLink__1919_784385289"/>Loads image into memory. <text:s/>Returns texture handle or nil if texture not found. <text:s/>Image searched according to searchImagePath variable.<text:bookmark-end text:name="__DdeLink__1919_784385289"/></text:p>
        <text:h text:style-name="P30" text:outline-level="3"><text:bookmark-start text:name="__RefHeading__3028_789670283"/>loadImage(fileName, width, height)<text:bookmark-end text:name="__RefHeading__3028_789670283"/></text:h>
        <text:p text:style-name="P3"><text:bookmark-start text:name="__DdeLink__1921_784385289"/>Loads image part into memory. <text:s/>This function loads central part of texture with specified width and height. Returns texture handle or nil if texture is not found. <text:s/>Image searched according to searchImagePath variable.<text:bookmark-end text:name="__DdeLink__1921_784385289"/></text:p>
        <text:h text:style-name="P30" text:outline-level="3"><text:bookmark-start text:name="__RefHeading__3030_789670283"/>loadImage(fileName, x, y, width, height)<text:bookmark-end text:name="__RefHeading__3030_789670283"/></text:h>
        <text:p text:style-name="P3">Loads image part into memory. <text:s/>This function specified part of texture. Returns texture handle or nil if texture not found. <text:s/>Image searched according to searchImagePath variable.</text:p>
        <text:h text:style-name="P30" text:outline-level="3"><text:bookmark-start text:name="__RefHeading__4167_160909532"/>loadImageFromMemory(data)<text:bookmark-end text:name="__RefHeading__4167_160909532"/></text:h>
        <text:p text:style-name="P3"><text:bookmark-start text:name="__DdeLink__1919_7843852891"/>Loads image from data string. <text:s/><text:bookmark-start text:name="__DdeLink__4017_1160897513"/>You can safely free data after calling this function. <text:bookmark-end text:name="__DdeLink__4017_1160897513"/>Returns texture handle or nil if texture wasn't loaded.<text:bookmark-end text:name="__DdeLink__1919_7843852891"/> <text:s/><text:bookmark-start text:name="__DdeLink__4015_1160897513"/>WARNING: this function doesn't cache images. <text:s/>Use it this caution.<text:bookmark-end text:name="__DdeLink__4015_1160897513"/></text:p>
        <text:h text:style-name="P30" text:outline-level="3"><text:bookmark-start text:name="__RefHeading__3028_7896702831"/>loadImageFromMemory(data, width, height)<text:bookmark-end text:name="__RefHeading__3028_7896702831"/></text:h>
        <text:p text:style-name="P3"><text:bookmark-start text:name="__DdeLink__1921_7843852891"/>Loads image part from data string. <text:s/>You can safely free data after calling this function. This function loads central part of texture with specified width and height. Returns texture handle or nil if texture is not found. <text:s/><text:bookmark-end text:name="__DdeLink__1921_7843852891"/>WARNING: this function doesn't cache images. <text:s/>Use it this caution.</text:p>
        <text:h text:style-name="P30" text:outline-level="3"><text:bookmark-start text:name="__RefHeading__3030_7896702831"/>loadImageFromMemory(data, x, y, width, height)<text:bookmark-end text:name="__RefHeading__3030_7896702831"/></text:h>
        <text:p text:style-name="P3">Loads image part from data string. <text:s/>You can safely free data after calling this function. This function specified part of texture. Returns texture handle or nil if texture not found. <text:s/>WARNING: this function doesn't cache images. <text:s/>Use it this caution.</text:p>
        <text:h text:style-name="P30" text:outline-level="3"><text:bookmark-start text:name="__RefHeading__4169_160909532"/><text:soft-page-break/>unloadImage(texId)<text:bookmark-end text:name="__RefHeading__4169_160909532"/></text:h>
        <text:p text:style-name="P3">Free image from memory. <text:s/>Because of cache image can still remain in memory after calling of this function for some time. <text:s/>Do not use texture handle of unloaded texture anymore or simulator will crash.</text:p>
        <text:h text:style-name="P30" text:outline-level="3"><text:bookmark-start text:name="__RefHeading__4171_160909532"/>getAircraftPaint()<text:bookmark-end text:name="__RefHeading__4171_160909532"/></text:h>
        <text:p text:style-name="P3">Returns handle of aircraft paint texture. <text:s/></text:p>
        <text:p text:style-name="P3"><text:bookmark-start text:name="__DdeLink__4074_1477603442"/>It is not valid to use this handle in drawing functions until you will call recreateImage function. <text:s/>You can use this texture as rendering target to make some fx.<text:bookmark-end text:name="__DdeLink__4074_1477603442"/></text:p>
        <text:p text:style-name="P3">For better performance do not call this function every frame but find texture once aircraft loaded and save its handle in variable.</text:p>
        <text:h text:style-name="P30" text:outline-level="3">getAircraftLiteMap()</text:h>
        <text:p text:style-name="P3">Returns handle of aircraft lite map texture. <text:s/></text:p>
        <text:p text:style-name="P3"><text:bookmark-start text:name="__DdeLink__4074_14776034421"/>It is not valid to use this handle in drawing functions until you will call recreateImage function. <text:s/>You can use this texture as rendering target to make some fx.<text:bookmark-end text:name="__DdeLink__4074_14776034421"/></text:p>
        <text:p text:style-name="P3">For better performance do not call this function every frame but find texture once aircraft loaded and save its handle in variable.</text:p>
        <text:p text:style-name="Heading_20_3">getTe<text:span text:style-name="T6">xtWidth(font, string)</text:span></text:p>
        <text:p text:style-name="P25">Returns width of text <text:span text:style-name="T7">string </text:span>in pixels. <text:s/><text:span text:style-name="T7">Assumes text is in UTF-8 encoding.</text:span></text:p>
        <text:h text:style-name="P30" text:outline-level="3"><text:bookmark-start text:name="__RefHeading__4173_160909532"/>findImage(width, height)<text:bookmark-end text:name="__RefHeading__4173_160909532"/></text:h>
        <text:p text:style-name="P3"><text:bookmark-start text:name="__DdeLink__4070_1477603442"/>Looks for texture in memory with specified width and height. <text:s/>Returns image handle if image is found or nil if not found.<text:bookmark-end text:name="__DdeLink__4070_1477603442"/></text:p>
        <text:p text:style-name="P3"><text:bookmark-start text:name="__DdeLink__4078_1477603442"/><text:bookmark-start text:name="__DdeLink__4080_1477603442"/><text:soft-page-break/>It is not valid to use this handle in drawing functions until you will call recreateImage function. <text:s/>You can use this texture as rendering target to make some fx.<text:bookmark-end text:name="__DdeLink__4080_1477603442"/></text:p>
        <text:p text:style-name="P3">For better performance do not call this function every frame but find texture once aircraft loaded and save its handle in variable.<text:bookmark-end text:name="__DdeLink__4078_1477603442"/></text:p>
        <text:h text:style-name="P30" text:outline-level="3"><text:bookmark-start text:name="__RefHeading__4175_160909532"/>findImage(width, height, red, green, blue, alpha)<text:bookmark-end text:name="__RefHeading__4175_160909532"/></text:h>
        <text:p text:style-name="P3">Looks for texture in memory with specified width and height and pixel of specified <text:span text:style-name="T4">color</text:span> in low left corner. <text:s/>Returns image handle if image is found or nil if not found. Because of image often compressed in memory by quality-loss algorithms, it is better to draw large enough <text:span text:style-name="T4">rectangular </text:span>marker in corner (not just single pixel) to make sure it will not be distorted by compression algorithms.</text:p>
        <text:p text:style-name="P3">It is not valid to use this handle in drawing functions until you will call recreateImage function. <text:s/>You can use this texture as rendering target to make some fx.</text:p>
        <text:p text:style-name="P3"><text:bookmark-start text:name="__DdeLink__4072_1477603442"/>For better performance do not call this function every frame but find texture once aircraft loaded and save its handle in variable.<text:bookmark-end text:name="__DdeLink__4072_1477603442"/></text:p>
        <text:h text:style-name="P30" text:outline-level="3"><text:bookmark-start text:name="__RefHeading__4177_160909532"/>recreateImage(texId, width, height)<text:bookmark-end text:name="__RefHeading__4177_160909532"/></text:h>
        <text:p text:style-name="P3">Destroy old image in memory and create new empty image. <text:s/>Content of image is not defined after this function call. <text:s/>Use it to increase resolution of images you are going to rendering to.</text:p>
        <text:p text:style-name="P3">For better performance do not call this function every frame but resize your render target once you've found it.</text:p>
        <text:h text:style-name="P30" text:outline-level="3"><text:bookmark-start text:name="__RefHeading__4179_160909532"/>setRenderTarget(texId)<text:bookmark-end text:name="__RefHeading__4179_160909532"/></text:h>
        <text:p text:style-name="P5">Start rendering into texture. <text:s/><text:span text:style-name="T5">Returns true on success. <text:s/>Always call restoreRenderTarget after succesfull call of this function. <text:s/>Never call restoreRenderTarget after failure.</text:span></text:p>
        <text:h text:style-name="P30" text:outline-level="3"><text:bookmark-start text:name="__RefHeading__4181_160909532"/>restoreRenderTarget()<text:bookmark-end text:name="__RefHeading__4181_160909532"/></text:h>
        <text:p text:style-name="P3">Finish rendering to texture and continue rendering to default render target.</text:p>
        <text:h text:style-name="P30" text:outline-level="3"><text:bookmark-start text:name="__RefHeading__3032_789670283"/><text:soft-page-break/>getTextureSize(texId)<text:bookmark-end text:name="__RefHeading__3032_789670283"/></text:h>
        <text:p text:style-name="P3">Returns width and height of texture in pixels.</text:p>
        <text:h text:style-name="P30" text:outline-level="3"><text:bookmark-start text:name="__RefHeading__3034_789670283"/>loadFont(fileName)<text:bookmark-end text:name="__RefHeading__3034_789670283"/></text:h>
        <text:p text:style-name="P3">Loads font texture. <text:s/>Returns texture handle or nil if texture not found. <text:s/>Font searched according to searchImagePath variable.</text:p>
        <text:h text:style-name="P30" text:outline-level="3"><text:bookmark-start text:name="__RefHeading__3036_789670283"/>drawFrame(x, y, width, height)<text:bookmark-end text:name="__RefHeading__3036_789670283"/></text:h>
        <text:p text:style-name="P3">Draw one-pixel white frame. <text:s/>Use this function for debugging only.</text:p>
        <text:h text:style-name="P30" text:outline-level="3"><text:bookmark-start text:name="__RefHeading__3038_789670283"/>drawTexture(texId, x, y, width, height)<text:bookmark-end text:name="__RefHeading__3038_789670283"/></text:h>
        <text:p text:style-name="P3">Draws texture image on screen at position specified by coordinates (x, y). <text:s/>Texture will be scaled to specified width and height. <text:s/><text:bookmark-start text:name="__DdeLink__1927_784385289"/>Texture will be mixed with current background colour.<text:bookmark-end text:name="__DdeLink__1927_784385289"/></text:p>
        <text:h text:style-name="P30" text:outline-level="3"><text:bookmark-start text:name="__RefHeading__3040_789670283"/>drawTexture(<text:bookmark-start text:name="__DdeLink__1937_784385289"/>texId, x, y, width, height,<text:bookmark-end text:name="__DdeLink__1937_784385289"/> red, green, blue, alpha)<text:bookmark-end text:name="__RefHeading__3040_789670283"/></text:h>
        <text:p text:style-name="P3"><text:bookmark-start text:name="__DdeLink__1933_784385289"/>Draws texture image on screen at position specified by coordinates (x, y). <text:s/>Texture will be scaled to specified width and height. <text:s/>Texture will be mixed with specified colour components (red, green, blue and alpha).<text:bookmark-end text:name="__DdeLink__1933_784385289"/></text:p>
        <text:h text:style-name="P30" text:outline-level="3"><text:bookmark-start text:name="__RefHeading__3042_789670283"/>drawRotatedTexture(texId, angle, x, y, width, height)<text:bookmark-end text:name="__RefHeading__3042_789670283"/></text:h>
        <text:p text:style-name="P3"><text:bookmark-start text:name="__DdeLink__1935_784385289"/>Draws texture image on screen at position specified by coordinates (x, y). <text:s/>Texture will be rotated by specified angle in degrees relative to texture centre. Texture will be scaled to specified width and height. <text:s/>Texture will be mixed with current background colour.<text:bookmark-end text:name="__DdeLink__1935_784385289"/></text:p>
        <text:h text:style-name="P30" text:outline-level="3"><text:bookmark-start text:name="__RefHeading__3044_789670283"/>drawRotatedTexture(texId, angle, x, y, width, height<text:bookmark-start text:name="__DdeLink__1941_784385289"/>, red, green, blue, alpha<text:bookmark-end text:name="__DdeLink__1941_784385289"/>)<text:bookmark-end text:name="__RefHeading__3044_789670283"/></text:h>
        <text:p text:style-name="P3"><text:soft-page-break/>Draws texture image on screen at position specified by coordinates (x, y). <text:s/>Texture will be rotated by specified angle in degrees relative to texture centre. Texture will be scaled to specified width and height. <text:bookmark-start text:name="__DdeLink__1945_784385289"/>Texture will be mixed with specified colour components (red, green, blue and alpha).<text:bookmark-end text:name="__DdeLink__1945_784385289"/></text:p>
        <text:h text:style-name="P30" text:outline-level="3"><text:bookmark-start text:name="__RefHeading__3046_789670283"/>drawTexturePart(texId, x, y, width, height, tx, ty, twidth, theight)<text:bookmark-end text:name="__RefHeading__3046_789670283"/></text:h>
        <text:p text:style-name="P3">Like drawTexture, but only part of the texture will be drawn. <text:s/>Use arguments tx, ty, twidth and theight to specify which part of the texture you'd like to draw. <text:s/><text:bookmark-start text:name="__DdeLink__1965_784385289"/>Texture will be mixed with the current background colour.<text:bookmark-end text:name="__DdeLink__1965_784385289"/></text:p>
        <text:h text:style-name="P30" text:outline-level="3"><text:bookmark-start text:name="__RefHeading__3048_789670283"/>drawTexturePart(texId, x, y, width, height, tx, ty, twidth, theight<text:bookmark-start text:name="__DdeLink__1953_784385289"/>, red, green, blue, alpha<text:bookmark-end text:name="__DdeLink__1953_784385289"/>)<text:bookmark-end text:name="__RefHeading__3048_789670283"/></text:h>
        <text:p text:style-name="P3"><text:bookmark-start text:name="__DdeLink__1949_784385289"/>Like drawTexture, but only part of texture will be drawn. <text:s/>Use arguments tx, ty, twidth and theight to specify which part of the texture you'd like to draw. <text:s/>Texture will be mixed with specified colour components (red, green, blue and alpha).<text:bookmark-end text:name="__DdeLink__1949_784385289"/></text:p>
        <text:h text:style-name="P30" text:outline-level="3"><text:bookmark-start text:name="__RefHeading__3050_789670283"/>drawRotatedTexturePart(texId, angle, x, y, width, height, tx, ty, twidth, theight)<text:bookmark-end text:name="__RefHeading__3050_789670283"/></text:h>
        <text:p text:style-name="P3">Like drawRotatedTexture, but only part of the texture will be drawn. <text:s/>Use arguments tx, ty, twidth and theight to specify which part of the texture you'd like to draw. <text:s/>Texture will be mixed with current background colour.</text:p>
        <text:h text:style-name="P30" text:outline-level="3"><text:bookmark-start text:name="__RefHeading__3052_789670283"/>drawRotatedTexturePart(texId, angle, x, y, width, height, tx, ty, twidth, theight, red, green, blue, alpha)<text:bookmark-end text:name="__RefHeading__3052_789670283"/></text:h>
        <text:p text:style-name="P3">Like drawRotatedTexture, but only part of the texture will be drawn. <text:s/>Use arguments tx, ty, twidth and theight to specify which part of the texture you'd like to draw. <text:s/><text:bookmark-start text:name="__DdeLink__1980_784385289"/>Texture will be mixed with the specified colour components (red, green, blue and alpha).<text:bookmark-end text:name="__DdeLink__1980_784385289"/></text:p>
        <text:h text:style-name="P30" text:outline-level="3"><text:bookmark-start text:name="__RefHeading__3054_789670283"/>drawRectangle(x, y, width, height, <text:bookmark-start text:name="__DdeLink__1959_784385289"/>red, green, blue, alpha<text:bookmark-end text:name="__DdeLink__1959_784385289"/>)<text:bookmark-end text:name="__RefHeading__3054_789670283"/></text:h>
        <text:p text:style-name="P3"><text:soft-page-break/>Draws rectangle at the specified position. <text:s/>Rectangle <text:bookmark-start text:name="__DdeLink__1961_784385289"/>filled by the specified colour components (red, green, blue and alpha).<text:bookmark-end text:name="__DdeLink__1961_784385289"/></text:p>
        <text:h text:style-name="P30" text:outline-level="3"><text:bookmark-start text:name="__RefHeading__3056_789670283"/>drawTriangle(x1, y1, x2, y2, x3, y3<text:bookmark-start text:name="__DdeLink__1971_784385289"/>, red, green, blue, alpha<text:bookmark-end text:name="__DdeLink__1971_784385289"/>)<text:bookmark-end text:name="__RefHeading__3056_789670283"/></text:h>
        <text:p text:style-name="P3">Draws triangle filled by the specified colour components (red, green, blue and alpha).</text:p>
        <text:h text:style-name="P30" text:outline-level="3"><text:bookmark-start text:name="__RefHeading__3058_789670283"/>drawLine(x1, y1, x2, y2, red, green, blue, alpha)<text:bookmark-end text:name="__RefHeading__3058_789670283"/></text:h>
        <text:p text:style-name="P3">Draws 1-pixel wide line of the specified colour.</text:p>
        <text:h text:style-name="P30" text:outline-level="3"><text:bookmark-start text:name="__RefHeading__3060_789670283"/>drawText(font, x, y, string)<text:bookmark-end text:name="__RefHeading__3060_789670283"/></text:h>
        <text:p text:style-name="P3"><text:bookmark-start text:name="__DdeLink__1976_784385289"/>Draws text at the specified position.<text:bookmark-end text:name="__DdeLink__1976_784385289"/> <text:s/>Font texture will be mixed with current background colour.</text:p>
        <text:h text:style-name="P30" text:outline-level="3"><text:bookmark-start text:name="__RefHeading__3062_789670283"/>drawText(font, x, y, string, <text:bookmark-start text:name="__DdeLink__1963_7843852891"/>red, green, blue, alpha<text:bookmark-end text:name="__DdeLink__1963_7843852891"/>)<text:bookmark-end text:name="__RefHeading__3062_789670283"/></text:h>
        <text:p text:style-name="P3">Draws text at specified position. <text:s/>Font texture will be mixed with <text:bookmark-start text:name="__DdeLink__1957_7843852891"/>specified colour components (red, green, blue and alpha).<text:bookmark-end text:name="__DdeLink__1957_7843852891"/></text:p>
        <text:h text:style-name="P28" text:outline-level="2"><text:bookmark-start text:name="__RefHeading__3064_789670283"/>Logs<text:bookmark-end text:name="__RefHeading__3064_789670283"/></text:h>
        <text:h text:style-name="P30" text:outline-level="3"><text:bookmark-start text:name="__RefHeading__3066_789670283"/>logDebug(str)<text:bookmark-end text:name="__RefHeading__3066_789670283"/></text:h>
        <text:p text:style-name="P3"><text:bookmark-start text:name="__DdeLink__1915_784385289"/>Write string str into log with log level 'debug'.<text:bookmark-end text:name="__DdeLink__1915_784385289"/></text:p>
        <text:h text:style-name="P30" text:outline-level="3"><text:bookmark-start text:name="__RefHeading__3068_789670283"/>logInfo(str)<text:bookmark-end text:name="__RefHeading__3068_789670283"/></text:h>
        <text:p text:style-name="P3"><text:bookmark-start text:name="__DdeLink__1917_784385289"/><text:soft-page-break/>Write string str into log with log level 'info'.<text:bookmark-end text:name="__DdeLink__1917_784385289"/></text:p>
        <text:h text:style-name="P30" text:outline-level="3"><text:bookmark-start text:name="__RefHeading__3070_789670283"/>logWarning(str)<text:bookmark-end text:name="__RefHeading__3070_789670283"/></text:h>
        <text:p text:style-name="P3">Write string str into log with log level 'warning'.</text:p>
        <text:h text:style-name="P30" text:outline-level="3"><text:bookmark-start text:name="__RefHeading__3072_789670283"/>logError(str)<text:bookmark-end text:name="__RefHeading__3072_789670283"/></text:h>
        <text:p text:style-name="P3">Write string str into log with log level 'error'.</text:p>
        <text:h text:style-name="P28" text:outline-level="2"><text:bookmark-start text:name="__RefHeading__3074_789670283"/>Binary Operations<text:bookmark-end text:name="__RefHeading__3074_789670283"/></text:h>
        <text:h text:style-name="P30" text:outline-level="3"><text:bookmark-start text:name="__RefHeading__3076_789670283"/>bitand(a, b)<text:bookmark-end text:name="__RefHeading__3076_789670283"/></text:h>
        <text:p text:style-name="P3"><text:bookmark-start text:name="__DdeLink__1983_784385289"/>Returns bitwise AND operation of two integer numbers.<text:bookmark-end text:name="__DdeLink__1983_784385289"/></text:p>
        <text:h text:style-name="P30" text:outline-level="3"><text:bookmark-start text:name="__RefHeading__3078_789670283"/>bitor(a, b)<text:bookmark-end text:name="__RefHeading__3078_789670283"/></text:h>
        <text:p text:style-name="P3">Returns bitwise OR operation of two integer numbers.</text:p>
        <text:h text:style-name="P30" text:outline-level="3"><text:bookmark-start text:name="__RefHeading__3080_789670283"/>bitxor(a, b)<text:bookmark-end text:name="__RefHeading__3080_789670283"/></text:h>
        <text:p text:style-name="P3">Returns bitwise XOR operation of two integer numbers.</text:p>
        <text:h text:style-name="P28" text:outline-level="2"><text:bookmark-start text:name="__RefHeading__3082_789670283"/>Utility<text:bookmark-end text:name="__RefHeading__3082_789670283"/></text:h>
        <text:h text:style-name="P30" text:outline-level="3"><text:bookmark-start text:name="__RefHeading__3084_789670283"/><text:soft-page-break/>listFiles(path)<text:bookmark-end text:name="__RefHeading__3084_789670283"/></text:h>
        <text:p text:style-name="P3">Returns array of files and directories located in the specified files. <text:s/>Each array entry is a table with two fields: field 'name' contains name of file or directory. <text:s/>Field 'type' contains string “dir” or “file” depending on the entry type.</text:p>
        <text:h text:style-name="P30" text:outline-level="3"><text:bookmark-start text:name="__RefHeading__3086_789670283"/>toboolean(value)<text:bookmark-end text:name="__RefHeading__3086_789670283"/></text:h>
        <text:p text:style-name="P3">Convert value to true or false. <text:s/>Like in C language 0 equals to false.</text:p>
        <text:h text:style-name="P30" text:outline-level="3"><text:bookmark-start text:name="__RefHeading__3088_789670283"/>isFileExists(fileName)<text:bookmark-end text:name="__RefHeading__3088_789670283"/></text:h>
        <text:p text:style-name="P3">Returns true if the file exists.</text:p>
        <text:h text:style-name="P30" text:outline-level="3"><text:bookmark-start text:name="__RefHeading__3090_789670283"/>extractFileName(filePath)<text:bookmark-end text:name="__RefHeading__3090_789670283"/></text:h>
        <text:p text:style-name="P3">Extract the name of file from the specified full path.</text:p>
        <text:h text:style-name="P30" text:outline-level="3"><text:bookmark-start text:name="__RefHeading__3092_789670283"/>openFile(fileName)<text:bookmark-end text:name="__RefHeading__3092_789670283"/></text:h>
        <text:p text:style-name="P3">Execute specified lua script. <text:s/><text:bookmark-start text:name="__DdeLink__1985_784385289"/>File will be searched like other components according to searchFile variable.<text:bookmark-end text:name="__DdeLink__1985_784385289"/></text:p>
        <text:h text:style-name="P30" text:outline-level="3"><text:bookmark-start text:name="__RefHeading__3094_789670283"/>include(fileName)<text:bookmark-end text:name="__RefHeading__3094_789670283"/></text:h>
        <text:p text:style-name="P3">Execute lua script in context of current component. <text:s/>File will be searched like other components according to searchFile variable. <text:s/>Use this function to make your code structured.</text:p>
        <text:h text:style-name="P28" text:outline-level="2"><text:bookmark-start text:name="__RefHeading__3096_789670283"/>Sound<text:bookmark-end text:name="__RefHeading__3096_789670283"/></text:h>
        <text:h text:style-name="P30" text:outline-level="3"><text:bookmark-start text:name="__RefHeading__3098_789670283"/><text:soft-page-break/>loadSample(fileName)<text:bookmark-end text:name="__RefHeading__3098_789670283"/></text:h>
        <text:p text:style-name="P3">Loads sample from file. <text:s/>Returns sample ID you can use in other sound functions. <text:s/>On errors returns 0. <text:s/>Use only mono samples for 3D sounds or 3D sound will not work.</text:p>
        <text:h text:style-name="P30" text:outline-level="3"><text:bookmark-start text:name="__RefHeading__3100_789670283"/>unloadSample(sampleId)<text:bookmark-end text:name="__RefHeading__3100_789670283"/></text:h>
        <text:p text:style-name="P3">Removes sample from memory. <text:s/><text:bookmark-start text:name="__DdeLink__1090_1487523449"/>Argument sampleId obtained from the loadSample function.<text:bookmark-end text:name="__DdeLink__1090_1487523449"/></text:p>
        <text:h text:style-name="P30" text:outline-level="3"><text:bookmark-start text:name="__RefHeading__3102_789670283"/>playSample(sampleId, loop)<text:bookmark-end text:name="__RefHeading__3102_789670283"/></text:h>
        <text:p text:style-name="P3">Start play of specified sound. <text:s/><text:bookmark-start text:name="__DdeLink__1092_1487523449"/>Argument sampleId obtained from the loadSample function.<text:bookmark-end text:name="__DdeLink__1092_1487523449"/> <text:s/>If loop argument equals to 0, sound will be played once. <text:s/>If loop argument equals to non-zero, sample will be looped.</text:p>
        <text:h text:style-name="P30" text:outline-level="3"><text:bookmark-start text:name="__RefHeading__3104_789670283"/>stopSample(sampleId)<text:bookmark-end text:name="__RefHeading__3104_789670283"/></text:h>
        <text:p text:style-name="P3">Stops sound playback. <text:s/><text:bookmark-start text:name="__DdeLink__1094_1487523449"/>Argument sampleId obtained from the loadSample function.<text:bookmark-end text:name="__DdeLink__1094_1487523449"/></text:p>
        <text:h text:style-name="P30" text:outline-level="3"><text:bookmark-start text:name="__RefHeading__3106_789670283"/>setSampleGain(sampleId, gain)<text:bookmark-end text:name="__RefHeading__3106_789670283"/></text:h>
        <text:p text:style-name="P3">Sets gain of sample. <text:s/><text:bookmark-start text:name="__DdeLink__1096_1487523449"/>Argument sampleId obtained from loadSample function.<text:bookmark-end text:name="__DdeLink__1096_1487523449"/> <text:s/>Argument gain must be in range [0..1000]. <text:s/>0 is lowest gain, 1000 is maximum gain.</text:p>
        <text:h text:style-name="P30" text:outline-level="3"><text:bookmark-start text:name="__RefHeading__3108_789670283"/>setSamplePitch(sampleId, pitch)<text:bookmark-end text:name="__RefHeading__3108_789670283"/></text:h>
        <text:p text:style-name="P3">Sets pitch of sample. <text:s/><text:bookmark-start text:name="__DdeLink__1098_1487523449"/>Argument sampleId obtained from loadSample function.<text:bookmark-end text:name="__DdeLink__1098_1487523449"/> <text:s/>Argument pitch must be in range [0 .. 1000].</text:p>
        <text:h text:style-name="P30" text:outline-level="3"><text:bookmark-start text:name="__RefHeading__3110_789670283"/>rewindSample(sampleId)<text:bookmark-end text:name="__RefHeading__3110_789670283"/></text:h>
        <text:p text:style-name="P3">Reset sample playback position to zero. <text:s/><text:bookmark-start text:name="__DdeLink__1100_1487523449"/>Argument sampleId obtained from loadSample function.<text:bookmark-end text:name="__DdeLink__1100_1487523449"/></text:p>
        <text:h text:style-name="P30" text:outline-level="3"><text:bookmark-start text:name="__RefHeading__3112_789670283"/><text:soft-page-break/>isSamplePlaying(sampleId)<text:bookmark-end text:name="__RefHeading__3112_789670283"/></text:h>
        <text:p text:style-name="P3">Returns non-zero if specified sound playing now. <text:s/>Returns zero if sample is not playing. <text:s/>Argument sampleId obtained from the loadSample function.</text:p>
        <text:h text:style-name="P30" text:outline-level="3"><text:bookmark-start text:name="__RefHeading__3114_789670283"/>setMasterGain(gain)<text:bookmark-end text:name="__RefHeading__3114_789670283"/></text:h>
        <text:p text:style-name="P3">Adjust gain of all sounds. <text:s/>Argument gain must be in range [0 .. 1000].</text:p>
        <text:h text:style-name="P30" text:outline-level="3"><text:bookmark-start text:name="__RefHeading__3116_789670283"/>setSampleEnv(sampleId, environment)<text:bookmark-end text:name="__RefHeading__3116_789670283"/></text:h>
        <text:p text:style-name="P3">Setup environment where sound can be heard. <text:s/><text:bookmark-start text:name="__DdeLink__1104_1487523449"/>Argument sampleId obtained from loadSample function.<text:bookmark-end text:name="__DdeLink__1104_1487523449"/> <text:s/>Argument environment may be one of following constants:</text:p>
        <text:list xml:id="list3884763631504054478" text:style-name="L14">
          <text:list-item>
            <text:p text:style-name="P21"><text:bookmark-start text:name="__DdeLink__1106_1487523449"/>SOUND_INTERNAL – sound will be heard in cockpit only<text:bookmark-end text:name="__DdeLink__1106_1487523449"/></text:p>
          </text:list-item>
          <text:list-item>
            <text:p text:style-name="P21">SOUND_EXTERNAL – sound will be heard at external views only</text:p>
          </text:list-item>
          <text:list-item>
            <text:p text:style-name="P21">SOUND_EVERYWHERE – sound will be heard everywhere</text:p>
          </text:list-item>
        </text:list>
        <text:h text:style-name="P30" text:outline-level="3"><text:bookmark-start text:name="__RefHeading__3118_789670283"/>getSampleEnv(sampleId)<text:bookmark-end text:name="__RefHeading__3118_789670283"/></text:h>
        <text:p text:style-name="P3">Returns environment where sound can be heard. <text:s/>Argument sampleId obtained from the loadSample function. <text:s/>Returns one of following constants:</text:p>
        <text:list xml:id="list7749874129345290523" text:style-name="L15">
          <text:list-item>
            <text:p text:style-name="P22">SOUND_INTERNAL – sound will be heard in cockpit only</text:p>
          </text:list-item>
          <text:list-item>
            <text:p text:style-name="P22">SOUND_EXTERNAL – sound will be heard at external views only</text:p>
          </text:list-item>
          <text:list-item>
            <text:p text:style-name="P22">SOUND_EVERYWHERE – sound will be heard everywhere</text:p>
          </text:list-item>
        </text:list>
        <text:h text:style-name="P30" text:outline-level="3"><text:bookmark-start text:name="__RefHeading__3120_789670283"/>setSamplePosition(sampleId, x, y, z)<text:bookmark-end text:name="__RefHeading__3120_789670283"/></text:h>
        <text:p text:style-name="P3">Sets position of sample relative to the aircraft reference point or to the relative camera (see setSampleRelative function). <text:s/><text:bookmark-start text:name="__DdeLink__1110_1487523449"/>Argument sampleId obtained from the loadSample function.<text:bookmark-end text:name="__DdeLink__1110_1487523449"/></text:p>
        <text:h text:style-name="P30" text:outline-level="3"><text:bookmark-start text:name="__RefHeading__3122_789670283"/><text:soft-page-break/>getSamplePosition(sampleId)<text:bookmark-end text:name="__RefHeading__3122_789670283"/></text:h>
        <text:p text:style-name="P3">Returns 3 numbers: x, y, z coordinates of the sample position relative to the aircraft reference point or the relative camera (see getSampleRelative function). <text:s/><text:bookmark-start text:name="__DdeLink__1112_1487523449"/>Argument sampleId obtained from the loadSample function.<text:bookmark-end text:name="__DdeLink__1112_1487523449"/></text:p>
        <text:h text:style-name="P30" text:outline-level="3"><text:bookmark-start text:name="__RefHeading__3124_789670283"/>setSampleDirection(sampleId, x, y, z)<text:bookmark-end text:name="__RefHeading__3124_789670283"/></text:h>
        <text:p text:style-name="P3">Set-up direction of sound. <text:s/>Argument sampleId obtained from the loadSample function.</text:p>
        <text:h text:style-name="P30" text:outline-level="3"><text:bookmark-start text:name="__RefHeading__3126_789670283"/>getSampleDirection(sampleId)<text:bookmark-end text:name="__RefHeading__3126_789670283"/></text:h>
        <text:p text:style-name="P3">Returns 3 numbers: x, y, z coordinates of sound direction. <text:s/><text:bookmark-start text:name="__DdeLink__1116_1487523449"/>Argument sampleId obtained from loadSample function.<text:bookmark-end text:name="__DdeLink__1116_1487523449"/></text:p>
        <text:h text:style-name="P30" text:outline-level="3"><text:bookmark-start text:name="__RefHeading__3128_789670283"/>setSampleMaxDistance(sampleId, maxDistance)<text:bookmark-end text:name="__RefHeading__3128_789670283"/></text:h>
        <text:p text:style-name="P3">Set maximum distance where sound can be heard. <text:s/><text:bookmark-start text:name="__DdeLink__1118_1487523449"/>Argument sampleId obtained from loadSample function.<text:bookmark-end text:name="__DdeLink__1118_1487523449"/></text:p>
        <text:h text:style-name="P30" text:outline-level="3"><text:bookmark-start text:name="__RefHeading__3130_789670283"/>setSampleRolloff(sampleId, rolloff)<text:bookmark-end text:name="__RefHeading__3130_789670283"/></text:h>
        <text:p text:style-name="P3">Set sample rolloff factor. <text:s/>Argument rolloff must be in range [0 .. 1]. <text:s/>Default value is 1. <text:s/><text:bookmark-start text:name="__DdeLink__1120_1487523449"/>Argument sampleId obtained from the loadSample function.<text:bookmark-end text:name="__DdeLink__1120_1487523449"/></text:p>
        <text:h text:style-name="P30" text:outline-level="3"><text:bookmark-start text:name="__RefHeading__3132_789670283"/>setSampleRefDistance(samleId, distance)<text:bookmark-end text:name="__RefHeading__3132_789670283"/></text:h>
        <text:p text:style-name="P3">Set distance at which sound was recorded. <text:s/><text:bookmark-start text:name="__DdeLink__1122_1487523449"/>Argument sampleId obtained from the loadSample function.<text:bookmark-end text:name="__DdeLink__1122_1487523449"/></text:p>
        <text:h text:style-name="P30" text:outline-level="3"><text:bookmark-start text:name="__RefHeading__3134_789670283"/>setSampleCone(sampleId, outerGain, innerAngle, outerAngle)<text:bookmark-end text:name="__RefHeading__3134_789670283"/></text:h>
        <text:p text:style-name="P3"><text:soft-page-break/>Sets parameters of sound cone. <text:s/><text:bookmark-start text:name="__DdeLink__1124_1487523449"/>Argument sampleId obtained from loadSample function. <text:s/>Each sample has the following arguments: <text:bookmark-end text:name="__DdeLink__1124_1487523449"/></text:p>
        <text:p text:style-name="P3"><text:bookmark-start text:name="__DdeLink__1126_1487523449"/>outerGain - the factor with which the sample gain is multiplied to determine the effective gain outside the cone defined by the outer angle. <text:s/>Must be in the range [0 .. 1], default is 0.<text:bookmark-end text:name="__DdeLink__1126_1487523449"/></text:p>
        <text:p text:style-name="P3">innerAngle – inside angle of the sound corner in degrees. <text:s/>Default is 360.</text:p>
        <text:p text:style-name="P3">outerAngle – outer angle of the sound cone in degrees. Default is 360. <text:s/>When both inner and outer angle equals to 360 then the zone for angle depended attenuation is zero.</text:p>
        <text:h text:style-name="P30" text:outline-level="3"><text:bookmark-start text:name="__RefHeading__3136_789670283"/>getSampleCone(sampleId)<text:bookmark-end text:name="__RefHeading__3136_789670283"/></text:h>
        <text:p text:style-name="P3">Returns 3 numbers: outerGain, innerAngle and outerAngle. <text:s/><text:bookmark-start text:name="__DdeLink__1128_1487523449"/>Argument sampleId obtained from loadSample function.<text:bookmark-end text:name="__DdeLink__1128_1487523449"/> <text:s/>Each sample has the following arguments: </text:p>
        <text:p text:style-name="P3">outerGain - the factor with which the sample gain is multiplied to determine the effective gain outside the cone defined by the outer angle. <text:s/>Must be in the range [0 .. 1], default is 0.</text:p>
        <text:p text:style-name="P3">innerAngle – inside angle of the sound corner in degrees. <text:s/>Default is 360.</text:p>
        <text:p text:style-name="P3">outerAngle – outer angle of the sound cone in degrees. Default is 360. <text:s/>When both inner and outer angle equals to 360 then the zone for angle depended attenuation is zero.</text:p>
        <text:h text:style-name="P30" text:outline-level="3"><text:bookmark-start text:name="__RefHeading__3138_789670283"/>setSampleRelative(sampleId, relative)<text:bookmark-end text:name="__RefHeading__3138_789670283"/></text:h>
        <text:p text:style-name="P3">Marks the position of the sample relative to the camera. <text:s/><text:bookmark-start text:name="__DdeLink__1130_1487523449"/>Argument sampleId obtained from the loadSample function.<text:bookmark-end text:name="__DdeLink__1130_1487523449"/> <text:s/>If the argument relative equals to 0, the sample position will be interpreted as the position relative to the aircraft reference point. <text:s/>If the argument relative equals to 1, the sample position will be interpreted as the position relative camera.</text:p>
        <text:h text:style-name="P30" text:outline-level="3"><text:bookmark-start text:name="__RefHeading__3140_789670283"/>getSampleRelative(sampleId)<text:bookmark-end text:name="__RefHeading__3140_789670283"/></text:h>
        <text:p text:style-name="P3">Returns 1 if the sample position interpreted relative camera position or 0 if sample position interpreted relative aircraft reference point. <text:s/>Argument sampleId obtained from loadSample function.</text:p>
        <text:h text:style-name="P28" text:outline-level="2"><text:bookmark-start text:name="__RefHeading__3142_789670283"/><text:soft-page-break/>X-Plane Scenery<text:bookmark-end text:name="__RefHeading__3142_789670283"/></text:h>
        <text:h text:style-name="P30" text:outline-level="3"><text:bookmark-start text:name="__RefHeading__3144_789670283"/>reloadScenery()<text:bookmark-end text:name="__RefHeading__3144_789670283"/></text:h>
        <text:p text:style-name="P3">Reload X-Plane scenery files.</text:p>
        <text:h text:style-name="P30" text:outline-level="3"><text:bookmark-start text:name="__RefHeading__3146_789670283"/>worldToLocal(latitude, longitude, altitude)<text:bookmark-end text:name="__RefHeading__3146_789670283"/></text:h>
        <text:p text:style-name="P3">Converts X-Plane world coordinates to local coordinates. <text:s/><text:bookmark-start text:name="__DdeLink__2067_784385289"/>Returns local coordinates as 3 values: x, y and z.<text:bookmark-end text:name="__DdeLink__2067_784385289"/></text:p>
        <text:h text:style-name="P30" text:outline-level="3"><text:bookmark-start text:name="__RefHeading__3148_789670283"/>localToWorld(x, y, z)<text:bookmark-end text:name="__RefHeading__3148_789670283"/></text:h>
        <text:p text:style-name="P3">Converts X-Plane local coordinates to world coordinates. <text:s text:c="2"/>Returns world coordinates as 3 values: latitude, longitude and altitude.</text:p>
        <text:h text:style-name="P30" text:outline-level="3"><text:bookmark-start text:name="__RefHeading__4183_160909532"/>probeTerrain(x, y, z)<text:bookmark-end text:name="__RefHeading__4183_160909532"/></text:h>
        <text:p text:style-name="P3">Locates physical scenery mesh. <text:s/>Pass location of interest in local coordinate system. <text:s/>Returns query status and terrain parameters. <text:s/>Status may be one of following:</text:p>
        <text:p text:style-name="P3">PROBE_HIT_TERRAIN – terrain found at specified location and more information available as additional return value: locationX, locationY, locationZ, normalX, normalY, normalZ, velocityX, velocityY, vlocityZ, isWet. <text:s/>Location is localtion of terrain point hit in local coordinates, normal is normal vector of terrain found, velocity is velocity vector of terrain found, isWet equals to true if sea found.</text:p>
        <text:p text:style-name="P3">PROBE_ERROR – internal error.</text:p>
        <text:p text:style-name="P3">PROBE_MISSED – terrain not found in specified location.</text:p>
        <text:h text:style-name="P30" text:outline-level="3"><text:bookmark-start text:name="__RefHeading__4185_160909532"/>loadObject(fileName)<text:bookmark-end text:name="__RefHeading__4185_160909532"/></text:h>
        <text:p text:style-name="P3"><text:soft-page-break/>Loads X-Plane object from file. <text:s/>It looks for file using the same rules as for textures. <text:s/>Returns reference to loaded object or nil on errors.</text:p>
        <text:h text:style-name="P30" text:outline-level="3"><text:bookmark-start text:name="__RefHeading__4187_160909532"/>unloadObject(object)<text:bookmark-end text:name="__RefHeading__4187_160909532"/></text:h>
        <text:p text:style-name="P3">Unload object to free some memory.</text:p>
        <text:h text:style-name="P30" text:outline-level="3"><text:bookmark-start text:name="__RefHeading__4189_160909532"/>drawObject(object, x, y, z, pitch, heading, roll, lighting, earthRelative)<text:bookmark-end text:name="__RefHeading__4189_160909532"/></text:h>
        <text:p text:style-name="P3">Draw X-Plane object. <text:s/>X, y and z are local object coordinates. <text:s/>Pitch, heaading and roll are object orientation in degrees.</text:p>
        <text:p text:style-name="P3">Lighting is a boolean; pass 1 to show the night version of object with night-only lights lit up. Pass 0 to show the daytime version of the object. </text:p>
        <text:p text:style-name="P3"/>
        <text:p text:style-name="P3">earthRelative controls the coordinate system. If this is 1, the rotations you specify are applied to the object after its coordinate system is transformed from local to earth-relative coordinates – <text:s/>that is, an object with no rotations will point toward true north and the Y axis will be up against gravity. If this is 0, the object is drawn with your rotations from local coordinates – that is, an object with no rotations is drawn pointing down the -Z axis and the Y axis of the object matches the local coordinate Y axis. <text:s/></text:p>
        <text:h text:style-name="P28" text:outline-level="2"><text:bookmark-start text:name="__RefHeading__3150_789670283"/>X-Plane Navigation<text:bookmark-end text:name="__RefHeading__3150_789670283"/></text:h>
        <text:p text:style-name="P3">X-Plane supports number of different navigation points. <text:s/>Use the following constants to identify the navigation point type:</text:p>
        <text:list xml:id="list9070993289614690646" text:style-name="L16">
          <text:list-item>
            <text:p text:style-name="P23">NAV_UNKNOWN – unknown navigation point type</text:p>
          </text:list-item>
          <text:list-item>
            <text:p text:style-name="P23">NAV_AIRPORT – airfield or helipad</text:p>
          </text:list-item>
          <text:list-item>
            <text:p text:style-name="P23"><text:soft-page-break/>NAV_NDB – non-directional beacon</text:p>
          </text:list-item>
          <text:list-item>
            <text:p text:style-name="P23">NAV_VOR – VOR site</text:p>
          </text:list-item>
          <text:list-item>
            <text:p text:style-name="P23">NAV_ILS – Instrument Landing System</text:p>
          </text:list-item>
          <text:list-item>
            <text:p text:style-name="P23">NAV_LOCALIZER – localizer part of ILS</text:p>
          </text:list-item>
          <text:list-item>
            <text:p text:style-name="P23">NAV_GLIDESLOPE – glide slope part of ILS</text:p>
          </text:list-item>
          <text:list-item>
            <text:p text:style-name="P23">NAV_OUTERMARKER – outer marker</text:p>
          </text:list-item>
          <text:list-item>
            <text:p text:style-name="P23">NAV_MIDDLEMARKER – middle marker</text:p>
          </text:list-item>
          <text:list-item>
            <text:p text:style-name="P23">NAV_INNERMARKER – inner marker</text:p>
          </text:list-item>
          <text:list-item>
            <text:p text:style-name="P23">NAV_FIX – intersection</text:p>
          </text:list-item>
          <text:list-item>
            <text:p text:style-name="P23">NAV_DME – distance measuring equipment</text:p>
          </text:list-item>
          <text:list-item>
            <text:p text:style-name="P23">NAV_LATLON – point defined by latitude and longitude</text:p>
          </text:list-item>
          <text:list-item>
            <text:p text:style-name="P23">NAV_NOT_FOUND – navigation point was not found. <text:s/>Returned by all functions when nothing to iterate</text:p>
          </text:list-item>
        </text:list>
        <text:h text:style-name="P30" text:outline-level="3"><text:bookmark-start text:name="__RefHeading__3152_789670283"/>getFirstNavAid()<text:bookmark-end text:name="__RefHeading__3152_789670283"/></text:h>
        <text:p text:style-name="P3">Returns descriptor of first entry in the navigation database. <text:s/>Use getNextNavAid to iterate all of the navigation points.</text:p>
        <text:h text:style-name="P30" text:outline-level="3"><text:bookmark-start text:name="__RefHeading__3154_789670283"/>getNextNavAid(navRef)<text:bookmark-end text:name="__RefHeading__3154_789670283"/></text:h>
        <text:p text:style-name="P3">Returns descriptor of next navigation aid in the sdatabase. <text:s/>Returns NAV_NOT_FOUND if no entries left in database.</text:p>
        <text:h text:style-name="P30" text:outline-level="3"><text:bookmark-start text:name="__RefHeading__3156_789670283"/>findFirstNavAidOfType(type)<text:bookmark-end text:name="__RefHeading__3156_789670283"/></text:h>
        <text:p text:style-name="P3"><text:soft-page-break/>Returns reference of first navigation aid of specified type in database. <text:s/>See chapter introduction for list of navigation aids types. <text:s/>If no entries of specified type exists in database returns NAV_NOT_FOUND.</text:p>
        <text:h text:style-name="P30" text:outline-level="3"><text:bookmark-start text:name="__RefHeading__3158_789670283"/>findLastNavAidOfType(type)<text:bookmark-end text:name="__RefHeading__3158_789670283"/></text:h>
        <text:p text:style-name="P3">Returns reference of the last navaid of given type in database or NAV_NOT_FOUND if there are no navaids of that type in the database</text:p>
        <text:h text:style-name="P30" text:outline-level="3"><text:bookmark-start text:name="__RefHeading__3160_789670283"/>findNavAid(nameFragment, idFragment, lat, lon, frequency, type)<text:bookmark-end text:name="__RefHeading__3160_789670283"/></text:h>
        <text:p text:style-name="P3">Search in database for navaid. <text:s text:c="2"/>Argument type must be sum of required navaids type. <text:s/>Other arguments may equal nil if not needed. <text:s/>If lat and lot is not nil function returns reference to nearest navaid of specified type, otherwise it returns last found navaid.</text:p>
        <text:h text:style-name="P30" text:outline-level="3"><text:bookmark-start text:name="__RefHeading__3162_789670283"/>getNavAidInfo(navRef)<text:bookmark-end text:name="__RefHeading__3162_789670283"/></text:h>
        <text:p text:style-name="P3">Returns information about navaid as multiple values: </text:p>
        <text:p text:style-name="P3">type, latitude, longitude, height, frequency, heading, ID, name, reg</text:p>
        <text:p text:style-name="P3">All fields can equals to nil. <text:s/>All frequencies except NDB are multiplied by 100.</text:p>
        <text:h text:style-name="P30" text:outline-level="3"><text:bookmark-start text:name="__RefHeading__3164_789670283"/>countFMSEntries()<text:bookmark-end text:name="__RefHeading__3164_789670283"/></text:h>
        <text:p text:style-name="P3">Returns number of entries in FMS.</text:p>
        <text:h text:style-name="P30" text:outline-level="3"><text:bookmark-start text:name="__RefHeading__3166_789670283"/>getDisplayedFMSEntry()<text:bookmark-end text:name="__RefHeading__3166_789670283"/></text:h>
        <text:p text:style-name="P3">Returns index of entry displayed on FMS.</text:p>
        <text:h text:style-name="P30" text:outline-level="3"><text:bookmark-start text:name="__RefHeading__3168_789670283"/>getDestinationFMSEntry()<text:bookmark-end text:name="__RefHeading__3168_789670283"/></text:h>
        <text:p text:style-name="P3"><text:soft-page-break/>Returns index of entry aircraft flying to.</text:p>
        <text:h text:style-name="P30" text:outline-level="3"><text:bookmark-start text:name="__RefHeading__3170_789670283"/>setDisplayedFMSEntry(index)<text:bookmark-end text:name="__RefHeading__3170_789670283"/></text:h>
        <text:p text:style-name="P3">Display FMS entry with specified index.</text:p>
        <text:h text:style-name="P30" text:outline-level="3"><text:bookmark-start text:name="__RefHeading__3172_789670283"/>setDestinationFMSEntry(index)<text:bookmark-end text:name="__RefHeading__3172_789670283"/></text:h>
        <text:p text:style-name="P3">This routine changes which entry the FMS is flying the aircraft toward. </text:p>
        <text:h text:style-name="P30" text:outline-level="3"><text:bookmark-start text:name="__RefHeading__3174_789670283"/>getFMSEntryInfo(index)<text:bookmark-end text:name="__RefHeading__3174_789670283"/></text:h>
        <text:p text:style-name="P3">Returns multiple values: type, ID, navRef, altitude, lat, lon. <text:s/>Each value may be nil. <text:s/>For lat/lon entry navRef equals to NAV_NOT_FOUND.</text:p>
        <text:h text:style-name="P30" text:outline-level="3"><text:bookmark-start text:name="__RefHeading__3176_789670283"/>setFMSEntryInfo(index, navRef, altitude)<text:bookmark-end text:name="__RefHeading__3176_789670283"/></text:h>
        <text:p text:style-name="P3">Change entry in FMS at specified index to navaid referenced by navRef argument. <text:s/>Can be used only for airports, fixes, VORs and NDBs.</text:p>
        <text:h text:style-name="P30" text:outline-level="3"><text:bookmark-start text:name="__RefHeading__3178_789670283"/>setFMSEntryLatLon(index, lat, lon, altitude)<text:bookmark-end text:name="__RefHeading__3178_789670283"/></text:h>
        <text:p text:style-name="P3">This routine changes the entry in the FMS to a lat/lon entry with the given coordinates. </text:p>
        <text:h text:style-name="P30" text:outline-level="3"><text:bookmark-start text:name="__RefHeading__3180_789670283"/>clearFMSEntry(index)<text:bookmark-end text:name="__RefHeading__3180_789670283"/></text:h>
        <text:p text:style-name="P3">This routine clears the given entry, potentially shortening the flight plan. </text:p>
        <text:h text:style-name="P30" text:outline-level="3"><text:bookmark-start text:name="__RefHeading__3182_789670283"/>getGPSDestinationType()<text:bookmark-end text:name="__RefHeading__3182_789670283"/></text:h>
        <text:p text:style-name="P3">Returns the type of the currently selected GPS destination, one of fix, airport, VOR or NDB.</text:p>
        <text:h text:style-name="P30" text:outline-level="3"><text:bookmark-start text:name="__RefHeading__3184_789670283"/><text:soft-page-break/>getGPSDestination()<text:bookmark-end text:name="__RefHeading__3184_789670283"/></text:h>
        <text:p text:style-name="P3">Returns reference to current GPS destination.</text:p>
        <text:h text:style-name="P28" text:outline-level="2"><text:bookmark-start text:name="__RefHeading__3186_789670283"/>X-Plane Plugins Management<text:bookmark-end text:name="__RefHeading__3186_789670283"/></text:h>
        <text:h text:style-name="P30" text:outline-level="3"><text:bookmark-start text:name="__RefHeading__3188_789670283"/>getMyID()<text:bookmark-end text:name="__RefHeading__3188_789670283"/></text:h>
        <text:p text:style-name="P3">Returns ID of SASL plugin.</text:p>
        <text:h text:style-name="P30" text:outline-level="3"><text:bookmark-start text:name="__RefHeading__3190_789670283"/>countPlugins()<text:bookmark-end text:name="__RefHeading__3190_789670283"/></text:h>
        <text:p text:style-name="P3">Returns the total number of plug-ins that are loaded, both disabled and enabled. </text:p>
        <text:h text:style-name="P30" text:outline-level="3"><text:bookmark-start text:name="__RefHeading__3192_789670283"/>getNthPlugin(index)<text:bookmark-end text:name="__RefHeading__3192_789670283"/></text:h>
        <text:p text:style-name="P3">Returns the ID of a plug-in by index. Index is 0 based from 0 to countPlug-ins-1, inclusive. Plug-ins may be returned in any arbitrary order. </text:p>
        <text:h text:style-name="P30" text:outline-level="3"><text:bookmark-start text:name="__RefHeading__3194_789670283"/>findPluginByPath(path)<text:bookmark-end text:name="__RefHeading__3194_789670283"/></text:h>
        <text:p text:style-name="P3">Returns the plug-in ID of the plug-in whose file exists at the passed in absolute file system path. NO_PLUGIN_ID is returned if the path does not point to a currently loaded plug-in. </text:p>
        <text:h text:style-name="P30" text:outline-level="3"><text:bookmark-start text:name="__RefHeading__3196_789670283"/>findPluginBySignature(signature)<text:bookmark-end text:name="__RefHeading__3196_789670283"/></text:h>
        <text:p text:style-name="P3">Returns the plug-in ID of the plug-in whose signature matches what is passed in or NO_PLUGIN_ID if no running plug-in has this signature. Signatures are the best way to identify <text:soft-page-break/>another plug-in since they are independent of the file system path of a plug-in or the human-readable plug-in name, and should be unique for all plug-ins.</text:p>
        <text:h text:style-name="P30" text:outline-level="3"><text:bookmark-start text:name="__RefHeading__3198_789670283"/>getPluginInfo(pluginID)<text:bookmark-end text:name="__RefHeading__3198_789670283"/></text:h>
        <text:p text:style-name="P3">Returns information about a plug-in as multiple values: name, filePath, signature, description. <text:s/>Name is the human-readable name of the plug-in. filePath - the absolute file path to the file that contains this plug-in. signature - a unique string that identifies this plug-in. description - a human-readable description of this plug-in. </text:p>
        <text:h text:style-name="P30" text:outline-level="3"><text:bookmark-start text:name="__RefHeading__3200_789670283"/>isPluginEnabled(pluginID)<text:bookmark-end text:name="__RefHeading__3200_789670283"/></text:h>
        <text:p text:style-name="P3">Returns whether the specified plug-in is enabled for running. </text:p>
        <text:h text:style-name="P30" text:outline-level="3"><text:bookmark-start text:name="__RefHeading__3202_789670283"/>enablePlugin(pluginID)<text:bookmark-end text:name="__RefHeading__3202_789670283"/></text:h>
        <text:p text:style-name="P3">Enables a plug-in if it is not already enabled. It returns 1 if the plug-in was enabled or successfully enables itself, 0 if it does not.</text:p>
        <text:h text:style-name="P30" text:outline-level="3"><text:bookmark-start text:name="__RefHeading__3204_789670283"/>disablePlugin(pluginID)<text:bookmark-end text:name="__RefHeading__3204_789670283"/></text:h>
        <text:p text:style-name="P3">Disables an enabled plug-in. </text:p>
        <text:p text:style-name="P7">sendMessageToPlugin(pluginId, messageId, string)</text:p>
        <text:p text:style-name="P4">Sends string message with specified ID to plugin. <text:s/>Because of string can be garbage collected, never copy pointer to it in other plugins. <text:s/>Use NO_PLUGIN_ID instead of plugin ID to send message to all plugins.</text:p>
        <text:p text:style-name="P7">registerMessageHandler(messageId, handler)</text:p>
        <text:p text:style-name="P4">Register handler function for messages of specified type. <text:s/>Handler function will be called every time when message with type equals to messageId will be received. <text:s/>Handler function must have following signature:</text:p>
        <text:p text:style-name="P4"><text:soft-page-break/>function messageHandler(fromWho, messageId, data)</text:p>
        <text:p text:style-name="P4">where fromWho is ID of sender plugin, messageId – type of mess<text:span text:style-name="T3">a</text:span>ge, data – string passed by message creator. <text:s/>Because of data must be string, this function may crash simulator if message data will be not null-terminated string.</text:p>
        <text:p text:style-name="Heading_20_3">unregisterMessageHandler<text:span text:style-name="T2">(messageId)</text:span></text:p>
        <text:p text:style-name="P2">Stop receiving messages of specified typ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style:text-properties style:font-name="Arial" fo:font-family="Arial" fo:font-size="11pt" fo:font-weight="normal"/>
    </style:style>
    <style:style style:name="Text_20_body" style:display-name="Text body" style:family="paragraph" style:parent-style-name="Standard" style:class="text">
      <style:paragraph-properties fo:margin-top="0.3cm" fo:margin-bottom="0.3cm" style:contextual-spacing="false"/>
    </style:style>
    <style:style style:name="Normal" style:family="paragraph">
      <style:paragraph-properties fo:orphans="2" fo:widows="2" style:writing-mode="lr-tb"/>
      <style:text-properties style:font-name="Times New Roman1" fo:font-family="'Times New Roman'"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fo:font-size="14pt"/>
    </style:style>
    <style:style style:name="Heading_20_6" style:display-name="Heading 6" style:family="paragraph" style:parent-style-name="Standard" style:class="text">
      <style:paragraph-properties fo:margin-top="0.353cm" fo:margin-bottom="0.071cm" style:contextual-spacing="false"/>
      <style:text-properties fo:font-size="10pt" fo:font-weight="bold"/>
    </style:style>
    <style:style style:name="Contents_20_Heading" style:display-name="Contents Heading" style:family="paragraph" style:parent-style-name="Title" style:class="index">
      <style:paragraph-properties fo:margin-left="0cm" fo:margin-right="0cm" fo:text-indent="0cm" style:auto-text-indent="false"/>
      <style:text-properties fo:font-size="16pt" fo:font-weight="bold"/>
    </style:style>
    <style:style style:name="Subtitle" style:family="paragraph" style:parent-style-name="Title" style:next-style-name="Text_20_body" style:class="chapter">
      <style:paragraph-properties fo:text-align="center" style:justify-single-word="false"/>
      <style:text-properties fo:font-size="14pt" fo:font-style="italic"/>
    </style:style>
    <style:style style:name="Heading_20_1" style:display-name="Heading 1" style:family="paragraph" style:parent-style-name="Standard" style:class="text">
      <style:paragraph-properties fo:margin-top="0.85cm" fo:margin-bottom="1.85cm" style:contextual-spacing="false" fo:background-color="transparent" fo:padding="0cm" fo:border="none">
        <style:background-image/>
      </style:paragraph-properties>
      <style:text-properties fo:font-size="24pt" fo:font-weight="bold"/>
    </style:style>
    <style:style style:name="Heading_20_2" style:display-name="Heading 2" style:family="paragraph" style:parent-style-name="Standard" style:next-style-name="Text_20_body" style:class="text">
      <style:paragraph-properties fo:margin-top="1.64cm" fo:margin-bottom="1.64cm" style:contextual-spacing="false" fo:padding="0cm" fo:border="none"/>
      <style:text-properties fo:font-size="18pt" fo:font-weight="bold"/>
    </style:style>
    <style:style style:name="Heading_20_3" style:display-name="Heading 3" style:family="paragraph" style:parent-style-name="Standard" style:next-style-name="Text_20_body" style:class="text">
      <style:paragraph-properties fo:margin-top="0.589cm" fo:margin-bottom="0.439cm" style:contextual-spacing="false"/>
      <style:text-properties fo:font-size="14pt" fo:font-weight="bold"/>
    </style:style>
    <style:style style:name="Heading_20_4" style:display-name="Heading 4" style:family="paragraph" style:parent-style-name="Standard" style:class="text">
      <style:paragraph-properties fo:margin-top="0.423cm" fo:margin-bottom="0.071cm" style:contextual-spacing="false"/>
      <style:text-properties fo:font-size="12pt" fo:font-weight="bold"/>
    </style:style>
    <style:style style:name="Heading_20_5" style:display-name="Heading 5" style:family="paragraph" style:parent-style-name="Standard" style:class="text">
      <style:paragraph-properties fo:margin-top="0.388cm" fo:margin-bottom="0.071cm" style:contextual-spacing="false"/>
      <style:text-properties fo:font-size="11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Standard"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ternet_20_link_5f_text" style:display-name="Internet link_text" style:family="text">
      <style:text-properties fo:color="#000080" style:text-underline-style="solid" style:text-underline-width="auto" style:text-underline-color="font-color"/>
    </style:style>
    <style:style style:name="Bullet_20_Symbols_5f_text" style:display-name="Bullet Symbols_text" style:family="text">
      <style:text-properties style:font-name="OpenSymbol" fo:font-family="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date>2014-04-07T20:08:57.925564372</dc:date>
    <meta:editing-duration>PT1H</meta:editing-duration>
    <meta:editing-cycles>14</meta:editing-cycles>
    <meta:document-statistic meta:table-count="0" meta:image-count="0" meta:object-count="0" meta:page-count="41" meta:paragraph-count="644" meta:word-count="6033" meta:character-count="41356" meta:non-whitespace-character-count="35678"/>
  </office:meta>
</office:document-meta>
</file>